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Chapter_20_Number" style:master-page-name="Standard"/>
    <style:style style:name="P3" style:family="paragraph" style:parent-style-name="Body_20_Text_20_First">
      <style:text-properties fo:font-weight="bold" style:font-weight-asian="bold" style:font-weight-complex="bold"/>
    </style:style>
    <style:style style:name="P4" style:family="paragraph" style:parent-style-name="Body_20_Text">
      <style:text-properties fo:font-weight="bold" style:font-weight-asian="bold" style:font-weight-complex="bold"/>
    </style:style>
    <style:style style:name="P5" style:family="paragraph" style:parent-style-name="Production">
      <style:text-properties fo:font-weight="bold" style:font-weight-asian="bold" style:font-weight-complex="bold"/>
    </style:style>
    <style:style style:name="P6" style:family="paragraph" style:parent-style-name="Figure_20_Caption">
      <style:text-properties fo:font-weight="bold" style:font-weight-asian="bold" style:font-weight-complex="bold"/>
    </style:style>
    <style:style style:name="P7" style:family="paragraph" style:parent-style-name="Code_20_First" style:list-style-name="L1"/>
    <style:style style:name="P8" style:family="paragraph" style:parent-style-name="Code" style:list-style-name="L1"/>
    <style:style style:name="P9" style:family="paragraph" style:parent-style-name="Code_20_Last" style:list-style-name="L1"/>
    <style:style style:name="P10" style:family="paragraph" style:parent-style-name="Bullet_20_First" style:list-style-name="L2"/>
    <style:style style:name="P11" style:family="paragraph" style:parent-style-name="Bullet" style:list-style-name="L2"/>
    <style:style style:name="P12" style:family="paragraph" style:parent-style-name="Bullet_20_Last" style:list-style-name="L2"/>
    <style:style style:name="P13" style:family="paragraph" style:parent-style-name="Bullet_20_First" style:list-style-name="L3"/>
    <style:style style:name="P14" style:family="paragraph" style:parent-style-name="Bullet" style:list-style-name="L3"/>
    <style:style style:name="P15" style:family="paragraph" style:parent-style-name="Bullet_20_Last" style:list-style-name="L3"/>
    <style:style style:name="T1" style:family="text">
      <style:text-properties style:text-underline-style="solid" style:text-underline-type="double" style:text-underline-width="auto" style:text-underline-color="font-color"/>
    </style:style>
    <style:style style:name="T2" style:family="text" style:parent-style-name="Code_20_Inline">
      <style:text-properties style:text-underline-style="solid" style:text-underline-type="double"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parent-style-name="Code_20_Inline">
      <style:text-properties fo:font-weight="bold" style:font-weight-asian="bold" style:font-weight-complex="bold"/>
    </style:style>
    <style:style style:name="T6" style:family="text" style:parent-style-name="Default_20_Paragraph_20_Font">
      <style:text-properties fo:font-style="normal" style:font-style-asian="normal" style:font-style-complex="normal"/>
    </style:style>
    <style:style style:name="T7" style:family="text">
      <style:text-properties style:use-window-font-color="true" style:font-name="Times New Roman" fo:font-size="11.5pt" fo:language="en" fo:country="US" fo:font-weight="bold" style:font-name-asian="Times New Roman" style:font-size-asian="11.5pt" style:font-weight-asian="bold" style:font-name-complex="Times New Roman" style:font-size-complex="10pt" style:language-complex="ar" style:country-complex="SA" style:font-weight-complex="bold"/>
    </style:style>
    <style:style style:name="T8"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text:list-style style:name="L1">
      <text:list-level-style-number text:level="1" text:style-name="Numbering_20_Symbols" style:num-suffix=" "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tracked-changes>
        <text:changed-region text:id="ct1251817784">
          <text:insertion>
            <office:change-info>
              <dc:creator>Ray Lischner</dc:creator>
              <dc:date>2006-09-15T12:39:00</dc:date>
            </office:change-info>
          </text:insertion>
        </text:changed-region>
        <text:changed-region text:id="ct1251819352">
          <text:deletion>
            <office:change-info>
              <dc:creator>Ray Lischner</dc:creator>
              <dc:date>2006-09-15T12:17:00</dc:date>
            </office:change-info>
            <text:p text:style-name="P1">and</text:p>
          </text:deletion>
        </text:changed-region>
        <text:changed-region text:id="ct1251816104">
          <text:insertion>
            <office:change-info>
              <dc:creator>Ray Lischner</dc:creator>
              <dc:date>2006-09-15T12:17:00</dc:date>
            </office:change-info>
          </text:insertion>
        </text:changed-region>
        <text:changed-region text:id="ct1251817000">
          <text:insertion>
            <office:change-info>
              <dc:creator>Ray Lischner</dc:creator>
              <dc:date>2006-09-15T12:17:00</dc:date>
            </office:change-info>
          </text:insertion>
        </text:changed-region>
        <text:changed-region text:id="ct1251818680">
          <text:deletion>
            <office:change-info>
              <dc:creator>Ray Lischner</dc:creator>
              <dc:date>2006-09-15T12:17:00</dc:date>
            </office:change-info>
            <text:p text:style-name="P1">, which happens to be</text:p>
          </text:deletion>
        </text:changed-region>
        <text:changed-region text:id="ct1251817224">
          <text:insertion>
            <office:change-info>
              <dc:creator>Ray Lischner</dc:creator>
              <dc:date>2006-09-15T12:17:00</dc:date>
            </office:change-info>
          </text:insertion>
        </text:changed-region>
        <text:changed-region text:id="ct1251818232">
          <text:insertion>
            <office:change-info>
              <dc:creator>Ray Lischner</dc:creator>
              <dc:date>2006-09-15T12:18:00</dc:date>
            </office:change-info>
          </text:insertion>
        </text:changed-region>
        <text:changed-region text:id="ct1251816664">
          <text:deletion>
            <office:change-info>
              <dc:creator>Ray Lischner</dc:creator>
              <dc:date>2006-09-15T12:18:00</dc:date>
            </office:change-info>
            <text:p text:style-name="P1">These statements are expression statements. </text:p>
          </text:deletion>
        </text:changed-region>
        <text:changed-region text:id="ct1251818792">
          <text:deletion>
            <office:change-info>
              <dc:creator>Ray Lischner</dc:creator>
              <dc:date>2006-09-15T12:20:00</dc:date>
            </office:change-info>
            <text:p text:style-name="P1">Take</text:p>
          </text:deletion>
        </text:changed-region>
        <text:changed-region text:id="ct1251819128">
          <text:insertion>
            <office:change-info>
              <dc:creator>Ray Lischner</dc:creator>
              <dc:date>2006-09-15T12:20:00</dc:date>
            </office:change-info>
          </text:insertion>
        </text:changed-region>
        <text:changed-region text:id="ct1251815432">
          <text:deletion>
            <office:change-info>
              <dc:creator>Ray Lischner</dc:creator>
              <dc:date>2006-09-15T12:20:00</dc:date>
            </office:change-info>
            <text:p text:style-name="P1">a look at </text:p>
          </text:deletion>
        </text:changed-region>
        <text:changed-region text:id="ct1251817672">
          <text:insertion>
            <office:change-info>
              <dc:creator>Ray Lischner</dc:creator>
              <dc:date>2006-09-15T12:20:00</dc:date>
            </office:change-info>
          </text:insertion>
        </text:changed-region>
        <text:changed-region text:id="ct1252311724">
          <text:insertion>
            <office:change-info>
              <dc:creator>Ray Lischner</dc:creator>
              <dc:date>2006-09-15T12:21:00</dc:date>
            </office:change-info>
          </text:insertion>
        </text:changed-region>
        <text:changed-region text:id="ct1252314524">
          <text:deletion>
            <office:change-info>
              <dc:creator>Ray Lischner</dc:creator>
              <dc:date>2006-09-20T14:15:00</dc:date>
            </office:change-info>
            <text:p text:style-name="P1">compound statement</text:p>
          </text:deletion>
        </text:changed-region>
        <text:changed-region text:id="ct1235852812">
          <text:insertion>
            <office:change-info>
              <dc:creator>Ray Lischner</dc:creator>
              <dc:date>2006-09-20T14:15:00</dc:date>
            </office:change-info>
          </text:insertion>
        </text:changed-region>
        <text:changed-region text:id="ct1235850236">
          <text:insertion>
            <office:change-info>
              <dc:creator>Ray Lischner</dc:creator>
              <dc:date>2006-09-20T14:15:00</dc:date>
            </office:change-info>
          </text:insertion>
        </text:changed-region>
        <text:changed-region text:id="ct1235851468">
          <text:deletion>
            <office:change-info>
              <dc:creator>Ray Lischner</dc:creator>
              <dc:date>2006-09-20T14:15:00</dc:date>
            </office:change-info>
            <text:p text:style-name="P1">compound statement</text:p>
          </text:deletion>
        </text:changed-region>
        <text:changed-region text:id="ct1273270640">
          <text:insertion>
            <office:change-info>
              <dc:creator>Ray Lischner</dc:creator>
              <dc:date>2006-09-20T14:16:00</dc:date>
            </office:change-info>
          </text:insertion>
        </text:changed-region>
        <text:changed-region text:id="ct1244855064">
          <text:insertion>
            <office:change-info>
              <dc:creator>Ray Lischner</dc:creator>
              <dc:date>2006-09-20T14:21:00</dc:date>
            </office:change-info>
          </text:insertion>
        </text:changed-region>
        <text:changed-region text:id="ct1244855400">
          <text:deletion>
            <office:change-info>
              <dc:creator>Matthew Moodie</dc:creator>
              <dc:date>2006-08-04T15:38:00</dc:date>
            </office:change-info>
            <text:p text:style-name="Body_20_Text">the </text:p>
          </text:deletion>
        </text:changed-region>
        <text:changed-region text:id="ct1244854728">
          <text:deletion>
            <office:change-info>
              <dc:creator>Ray Lischner</dc:creator>
              <dc:date>2006-09-20T14:22:00</dc:date>
            </office:change-info>
            <text:p text:style-name="Heading_20_1">clara</text:p>
          </text:deletion>
        </text:changed-region>
        <text:changed-region text:id="ct1244852824">
          <text:insertion>
            <office:change-info>
              <dc:creator>Ray Lischner</dc:creator>
              <dc:date>2006-09-20T14:22:00</dc:date>
            </office:change-info>
          </text:insertion>
        </text:changed-region>
        <text:changed-region text:id="ct1244854840">
          <text:deletion>
            <office:change-info>
              <dc:creator>Ray Lischner</dc:creator>
              <dc:date>2006-09-20T14:23:00</dc:date>
            </office:change-info>
            <text:p text:style-name="Body_20_Text_20_First">a</text:p>
          </text:deletion>
        </text:changed-region>
        <text:changed-region text:id="ct1244856072">
          <text:deletion>
            <office:change-info>
              <dc:creator>Ray Lischner</dc:creator>
              <dc:date>2006-09-20T14:22:00</dc:date>
            </office:change-info>
            <text:p text:style-name="Body_20_Text_20_First">clar</text:p>
          </text:deletion>
        </text:changed-region>
        <text:changed-region text:id="ct1244853496">
          <text:insertion>
            <office:change-info>
              <dc:creator>Ray Lischner</dc:creator>
              <dc:date>2006-09-20T14:23:00</dc:date>
            </office:change-info>
          </text:insertion>
        </text:changed-region>
        <text:changed-region text:id="ct1244853160">
          <text:deletion>
            <office:change-info>
              <dc:creator>Ray Lischner</dc:creator>
              <dc:date>2006-09-20T14:36:00</dc:date>
            </office:change-info>
            <text:p text:style-name="Body_20_Text_20_First">compound statement</text:p>
          </text:deletion>
        </text:changed-region>
        <text:changed-region text:id="ct1244855960">
          <text:insertion>
            <office:change-info>
              <dc:creator>Ray Lischner</dc:creator>
              <dc:date>2006-09-20T14:36:00</dc:date>
            </office:change-info>
          </text:insertion>
        </text:changed-region>
        <text:changed-region text:id="ct1244855512">
          <text:insertion>
            <office:change-info>
              <dc:creator>Ray Lischner</dc:creator>
              <dc:date>2006-09-20T14:37:00</dc:date>
            </office:change-info>
          </text:insertion>
        </text:changed-region>
        <text:changed-region text:id="ct1244853384">
          <text:deletion>
            <office:change-info>
              <dc:creator>Ray Lischner</dc:creator>
              <dc:date>2006-09-20T14:23:00</dc:date>
            </office:change-info>
            <text:p text:style-name="Body_20_Text_20_First">clar</text:p>
          </text:deletion>
        </text:changed-region>
        <text:changed-region text:id="ct1197663344">
          <text:insertion>
            <office:change-info>
              <dc:creator>Ray Lischner</dc:creator>
              <dc:date>2006-09-20T14:23:00</dc:date>
            </office:change-info>
          </text:insertion>
        </text:changed-region>
        <text:changed-region text:id="ct1197663232">
          <text:deletion>
            <office:change-info>
              <dc:creator>Ray Lischner</dc:creator>
              <dc:date>2006-09-20T14:37:00</dc:date>
            </office:change-info>
            <text:p text:style-name="Body_20_Text_20_First">compound statement</text:p>
          </text:deletion>
        </text:changed-region>
        <text:changed-region text:id="ct1255324552">
          <text:insertion>
            <office:change-info>
              <dc:creator>Ray Lischner</dc:creator>
              <dc:date>2006-09-20T14:37:00</dc:date>
            </office:change-info>
          </text:insertion>
        </text:changed-region>
        <text:changed-region text:id="ct1255323656">
          <text:deletion>
            <office:change-info>
              <dc:creator>Ray Lischner</dc:creator>
              <dc:date>2006-09-20T14:37:00</dc:date>
            </office:change-info>
            <text:p text:style-name="Body_20_Text_20_First">statement</text:p>
          </text:deletion>
        </text:changed-region>
        <text:changed-region text:id="ct1255321640">
          <text:insertion>
            <office:change-info>
              <dc:creator>Ray Lischner</dc:creator>
              <dc:date>2006-09-20T14:37:00</dc:date>
            </office:change-info>
          </text:insertion>
        </text:changed-region>
        <text:changed-region text:id="ct1255323208">
          <text:insertion>
            <office:change-info>
              <dc:creator>Ray Lischner</dc:creator>
              <dc:date>2006-09-20T14:21:00</dc:date>
            </office:change-info>
          </text:insertion>
        </text:changed-region>
        <text:changed-region text:id="ct1255323544">
          <text:insertion>
            <office:change-info>
              <dc:creator>Matthew Moodie</dc:creator>
              <dc:date>2006-08-04T15:40:00</dc:date>
            </office:change-info>
          </text:insertion>
        </text:changed-region>
        <text:changed-region text:id="ct1255324440">
          <text:insertion>
            <office:change-info>
              <dc:creator>Matthew Moodie</dc:creator>
              <dc:date>2006-08-04T15:40:00</dc:date>
            </office:change-info>
          </text:insertion>
        </text:changed-region>
        <text:changed-region text:id="ct1205143304">
          <text:insertion>
            <office:change-info>
              <dc:creator>Matthew Moodie</dc:creator>
              <dc:date>2006-08-04T15:40:00</dc:date>
            </office:change-info>
          </text:insertion>
        </text:changed-region>
        <text:changed-region text:id="ct1259804460">
          <text:insertion>
            <office:change-info>
              <dc:creator>Matthew Moodie</dc:creator>
              <dc:date>2006-08-04T15:41:00</dc:date>
            </office:change-info>
          </text:insertion>
        </text:changed-region>
        <text:changed-region text:id="ct1259806140">
          <text:deletion>
            <office:change-info>
              <dc:creator>Matthew Moodie</dc:creator>
              <dc:date>2006-08-04T15:41:00</dc:date>
            </office:change-info>
            <text:p text:style-name="Body_20_Text_20_First">a couple of</text:p>
          </text:deletion>
        </text:changed-region>
        <text:changed-region text:id="ct1259806588">
          <text:deletion>
            <office:change-info>
              <dc:creator>Matthew Moodie</dc:creator>
              <dc:date>2006-08-04T15:41:00</dc:date>
            </office:change-info>
            <text:p text:style-name="Body_20_Text_20_First">useful </text:p>
          </text:deletion>
        </text:changed-region>
        <text:changed-region text:id="ct1259805132">
          <text:insertion>
            <office:change-info>
              <dc:creator>Matthew Moodie</dc:creator>
              <dc:date>2006-08-04T15:41:00</dc:date>
            </office:change-info>
          </text:insertion>
        </text:changed-region>
        <text:changed-region text:id="ct1235591324">
          <text:insertion>
            <office:change-info>
              <dc:creator>Matthew Moodie</dc:creator>
              <dc:date>2006-08-04T15:41:00</dc:date>
            </office:change-info>
          </text:insertion>
        </text:changed-region>
        <text:changed-region text:id="ct1235591436">
          <text:insertion>
            <office:change-info>
              <dc:creator>Matthew Moodie</dc:creator>
              <dc:date>2006-08-04T15:41:00</dc:date>
            </office:change-info>
          </text:insertion>
        </text:changed-region>
        <text:changed-region text:id="ct1235592108">
          <text:deletion>
            <office:change-info>
              <dc:creator>Matthew Moodie</dc:creator>
              <dc:date>2006-08-04T15:41:00</dc:date>
            </office:change-info>
            <text:p text:style-name="Bullet">e</text:p>
          </text:deletion>
        </text:changed-region>
        <text:changed-region text:id="ct1235592444">
          <text:deletion>
            <office:change-info>
              <dc:creator>Ray Lischner</dc:creator>
              <dc:date>2006-09-20T14:23:00</dc:date>
            </office:change-info>
            <text:p text:style-name="Bullet">clar</text:p>
          </text:deletion>
        </text:changed-region>
        <text:changed-region text:id="ct1235593228">
          <text:insertion>
            <office:change-info>
              <dc:creator>Ray Lischner</dc:creator>
              <dc:date>2006-09-20T14:23:00</dc:date>
            </office:change-info>
          </text:insertion>
        </text:changed-region>
        <text:changed-region text:id="ct1235593004">
          <text:insertion>
            <office:change-info>
              <dc:creator>Matthew Moodie</dc:creator>
              <dc:date>2006-08-04T15:41:00</dc:date>
            </office:change-info>
          </text:insertion>
        </text:changed-region>
        <text:changed-region text:id="ct1235592892">
          <text:deletion>
            <office:change-info>
              <dc:creator>Matthew Moodie</dc:creator>
              <dc:date>2006-08-04T15:41:00</dc:date>
            </office:change-info>
            <text:p text:style-name="Bullet_20_Last">e</text:p>
          </text:deletion>
        </text:changed-region>
        <text:changed-region text:id="ct1235591660">
          <text:deletion>
            <office:change-info>
              <dc:creator>Ray Lischner</dc:creator>
              <dc:date>2006-09-20T14:23:00</dc:date>
            </office:change-info>
            <text:p text:style-name="Body_20_Text_20_Cont">clara</text:p>
          </text:deletion>
        </text:changed-region>
        <text:changed-region text:id="ct1199436464">
          <text:insertion>
            <office:change-info>
              <dc:creator>Ray Lischner</dc:creator>
              <dc:date>2006-09-20T14:23:00</dc:date>
            </office:change-info>
          </text:insertion>
        </text:changed-region>
        <text:changed-region text:id="ct1235591996">
          <text:deletion>
            <office:change-info>
              <dc:creator>Ray Lischner</dc:creator>
              <dc:date>2006-09-20T14:23:00</dc:date>
            </office:change-info>
            <text:p text:style-name="Body_20_Text_20_Cont">clara</text:p>
          </text:deletion>
        </text:changed-region>
        <text:changed-region text:id="ct1199437584">
          <text:insertion>
            <office:change-info>
              <dc:creator>Ray Lischner</dc:creator>
              <dc:date>2006-09-20T14:23:00</dc:date>
            </office:change-info>
          </text:insertion>
        </text:changed-region>
        <text:changed-region text:id="ct1199437136">
          <text:deletion>
            <office:change-info>
              <dc:creator>Ray Lischner</dc:creator>
              <dc:date>2006-09-20T14:23:00</dc:date>
            </office:change-info>
            <text:p text:style-name="Code_20_Caption">clara</text:p>
          </text:deletion>
        </text:changed-region>
        <text:changed-region text:id="ct1199437024">
          <text:insertion>
            <office:change-info>
              <dc:creator>Ray Lischner</dc:creator>
              <dc:date>2006-09-20T14:23:00</dc:date>
            </office:change-info>
          </text:insertion>
        </text:changed-region>
        <text:changed-region text:id="ct1199438256">
          <text:deletion>
            <office:change-info>
              <dc:creator>Ray Lischner</dc:creator>
              <dc:date>2006-09-15T12:29:00</dc:date>
            </office:change-info>
            <text:p text:style-name="Code">n</text:p>
          </text:deletion>
        </text:changed-region>
        <text:changed-region text:id="ct1199438032">
          <text:deletion>
            <office:change-info>
              <dc:creator>Ray Lischner</dc:creator>
              <dc:date>2006-09-15T12:29:00</dc:date>
            </office:change-info>
            <text:p text:style-name="Code">array</text:p>
          </text:deletion>
        </text:changed-region>
        <text:changed-region text:id="ct1199438592">
          <text:insertion>
            <office:change-info>
              <dc:creator>Ray Lischner</dc:creator>
              <dc:date>2006-09-15T12:29:00</dc:date>
            </office:change-info>
          </text:insertion>
        </text:changed-region>
        <text:changed-region text:id="ct1273766488">
          <text:insertion>
            <office:change-info>
              <dc:creator>Ray Lischner</dc:creator>
              <dc:date>2006-09-15T12:30:00</dc:date>
            </office:change-info>
          </text:insertion>
        </text:changed-region>
        <text:changed-region text:id="ct1273767944">
          <text:deletion>
            <office:change-info>
              <dc:creator>Ray Lischner</dc:creator>
              <dc:date>2006-09-15T12:30:00</dc:date>
            </office:change-info>
            <text:p text:style-name="Code">array data</text:p>
          </text:deletion>
        </text:changed-region>
        <text:changed-region text:id="ct1273769400">
          <text:insertion>
            <office:change-info>
              <dc:creator>Ray Lischner</dc:creator>
              <dc:date>2006-09-15T12:30:00</dc:date>
            </office:change-info>
          </text:insertion>
        </text:changed-region>
        <text:changed-region text:id="ct1273766824">
          <text:deletion>
            <office:change-info>
              <dc:creator>Ray Lischner</dc:creator>
              <dc:date>2006-09-15T12:30:00</dc:date>
            </office:change-info>
            <text:p text:style-name="Code">array</text:p>
          </text:deletion>
        </text:changed-region>
        <text:changed-region text:id="ct1273768392">
          <text:deletion>
            <office:change-info>
              <dc:creator>Ray Lischner</dc:creator>
              <dc:date>2006-09-15T12:30:00</dc:date>
            </office:change-info>
            <text:p text:style-name="Code">array</text:p>
          </text:deletion>
        </text:changed-region>
        <text:changed-region text:id="ct1273769288">
          <text:insertion>
            <office:change-info>
              <dc:creator>Ray Lischner</dc:creator>
              <dc:date>2006-09-15T12:30:00</dc:date>
            </office:change-info>
          </text:insertion>
        </text:changed-region>
        <text:changed-region text:id="ct1273768952">
          <text:deletion>
            <office:change-info>
              <dc:creator>Ray Lischner</dc:creator>
              <dc:date>2006-09-15T12:59:00</dc:date>
            </office:change-info>
            <text:p text:style-name="Code_20_Bold">++iter</text:p>
          </text:deletion>
        </text:changed-region>
        <text:changed-region text:id="ct1147732544">
          <text:insertion>
            <office:change-info>
              <dc:creator>Ray Lischner</dc:creator>
              <dc:date>2006-09-15T12:59:00</dc:date>
            </office:change-info>
          </text:insertion>
        </text:changed-region>
        <text:changed-region text:id="ct1147731984">
          <text:insertion>
            <office:change-info>
              <dc:creator>Ray Lischner</dc:creator>
              <dc:date>2006-09-15T12:59:00</dc:date>
            </office:change-info>
          </text:insertion>
        </text:changed-region>
        <text:changed-region text:id="ct1245383640">
          <text:deletion>
            <office:change-info>
              <dc:creator>Ray Lischner</dc:creator>
              <dc:date>2006-09-15T12:54:00</dc:date>
            </office:change-info>
            <text:p text:style-name="Code"><text:s/>prev = iter, </text:p>
          </text:deletion>
        </text:changed-region>
        <text:changed-region text:id="ct1245384312">
          <text:insertion>
            <office:change-info>
              <dc:creator>Ray Lischner</dc:creator>
              <dc:date>2006-09-15T12:54:00</dc:date>
            </office:change-info>
          </text:insertion>
        </text:changed-region>
        <text:changed-region text:id="ct1245381960">
          <text:deletion>
            <office:change-info>
              <dc:creator>Ray Lischner</dc:creator>
              <dc:date>2006-09-15T12:30:00</dc:date>
            </office:change-info>
            <text:p text:style-name="Code">array</text:p>
          </text:deletion>
        </text:changed-region>
        <text:changed-region text:id="ct1245383976">
          <text:insertion>
            <office:change-info>
              <dc:creator>Ray Lischner</dc:creator>
              <dc:date>2006-09-15T12:30:00</dc:date>
            </office:change-info>
          </text:insertion>
        </text:changed-region>
        <text:changed-region text:id="ct1245383192">
          <text:deletion>
            <office:change-info>
              <dc:creator>Ray Lischner</dc:creator>
              <dc:date>2006-09-20T14:45:00</dc:date>
            </office:change-info>
            <text:p text:style-name="Code">array</text:p>
          </text:deletion>
        </text:changed-region>
        <text:changed-region text:id="ct1245384200">
          <text:insertion>
            <office:change-info>
              <dc:creator>Ray Lischner</dc:creator>
              <dc:date>2006-09-20T14:45:00</dc:date>
            </office:change-info>
          </text:insertion>
        </text:changed-region>
        <text:changed-region text:id="ct1245382072">
          <text:deletion>
            <office:change-info>
              <dc:creator>Ray Lischner</dc:creator>
              <dc:date>2006-09-20T14:23:00</dc:date>
            </office:change-info>
            <text:p text:style-name="Body_20_Text">clara</text:p>
          </text:deletion>
        </text:changed-region>
        <text:changed-region text:id="ct1245382632">
          <text:insertion>
            <office:change-info>
              <dc:creator>Ray Lischner</dc:creator>
              <dc:date>2006-09-20T14:23:00</dc:date>
            </office:change-info>
          </text:insertion>
        </text:changed-region>
        <text:changed-region text:id="ct1245382968">
          <text:deletion>
            <office:change-info>
              <dc:creator>Ray Lischner</dc:creator>
              <dc:date>2006-09-20T14:23:00</dc:date>
            </office:change-info>
            <text:p text:style-name="Body_20_Text">clara</text:p>
          </text:deletion>
        </text:changed-region>
        <text:changed-region text:id="ct1245384536">
          <text:insertion>
            <office:change-info>
              <dc:creator>Ray Lischner</dc:creator>
              <dc:date>2006-09-20T14:23:00</dc:date>
            </office:change-info>
          </text:insertion>
        </text:changed-region>
        <text:changed-region text:id="ct1245380840">
          <text:deletion>
            <office:change-info>
              <dc:creator>Ray Lischner</dc:creator>
              <dc:date>2006-09-20T14:37:00</dc:date>
            </office:change-info>
            <text:p text:style-name="Body_20_Text">compound statement</text:p>
          </text:deletion>
        </text:changed-region>
        <text:changed-region text:id="ct1245384088">
          <text:insertion>
            <office:change-info>
              <dc:creator>Ray Lischner</dc:creator>
              <dc:date>2006-09-20T14:37:00</dc:date>
            </office:change-info>
          </text:insertion>
        </text:changed-region>
        <text:changed-region text:id="ct1245382744">
          <text:deletion>
            <office:change-info>
              <dc:creator>Ray Lischner</dc:creator>
              <dc:date>2006-09-20T14:23:00</dc:date>
            </office:change-info>
            <text:p text:style-name="Body_20_Text">clara</text:p>
          </text:deletion>
        </text:changed-region>
        <text:changed-region text:id="ct1245382184">
          <text:insertion>
            <office:change-info>
              <dc:creator>Ray Lischner</dc:creator>
              <dc:date>2006-09-20T14:23:00</dc:date>
            </office:change-info>
          </text:insertion>
        </text:changed-region>
        <text:changed-region text:id="ct1245382520">
          <text:deletion>
            <office:change-info>
              <dc:creator>Ray Lischner</dc:creator>
              <dc:date>2006-09-20T14:37:00</dc:date>
            </office:change-info>
            <text:p text:style-name="Body_20_Text">declarative </text:p>
          </text:deletion>
        </text:changed-region>
        <text:changed-region text:id="ct1245383080">
          <text:deletion>
            <office:change-info>
              <dc:creator>Ray Lischner</dc:creator>
              <dc:date>2006-09-20T14:24:00</dc:date>
            </office:change-info>
            <text:p text:style-name="Body_20_Text">clara</text:p>
          </text:deletion>
        </text:changed-region>
        <text:changed-region text:id="ct1195777464">
          <text:insertion>
            <office:change-info>
              <dc:creator>Ray Lischner</dc:creator>
              <dc:date>2006-09-20T14:24:00</dc:date>
            </office:change-info>
          </text:insertion>
        </text:changed-region>
        <text:changed-region text:id="ct1195777128">
          <text:deletion>
            <office:change-info>
              <dc:creator>Ray Lischner</dc:creator>
              <dc:date>2006-09-20T14:24:00</dc:date>
            </office:change-info>
            <text:p text:style-name="Body_20_Text">clara</text:p>
          </text:deletion>
        </text:changed-region>
        <text:changed-region text:id="ct1661496316">
          <text:insertion>
            <office:change-info>
              <dc:creator>Ray Lischner</dc:creator>
              <dc:date>2006-09-20T14:24:00</dc:date>
            </office:change-info>
          </text:insertion>
        </text:changed-region>
        <text:changed-region text:id="ct1235010784">
          <text:insertion>
            <office:change-info>
              <dc:creator>Ray Lischner</dc:creator>
              <dc:date>2006-09-20T14:24:00</dc:date>
            </office:change-info>
          </text:insertion>
        </text:changed-region>
        <text:changed-region text:id="ct1235012912">
          <text:deletion>
            <office:change-info>
              <dc:creator>Ray Lischner</dc:creator>
              <dc:date>2006-09-20T14:24:00</dc:date>
            </office:change-info>
            <text:p text:style-name="Body_20_Text">clar</text:p>
          </text:deletion>
        </text:changed-region>
        <text:changed-region text:id="ct1364718940">
          <text:insertion>
            <office:change-info>
              <dc:creator>Ray Lischner</dc:creator>
              <dc:date>2006-09-20T14:37:00</dc:date>
            </office:change-info>
          </text:insertion>
        </text:changed-region>
        <text:changed-region text:id="ct1364718044">
          <text:deletion>
            <office:change-info>
              <dc:creator>Ray Lischner</dc:creator>
              <dc:date>2006-09-20T14:37:00</dc:date>
            </office:change-info>
            <text:p text:style-name="Body_20_Text">ny</text:p>
          </text:deletion>
        </text:changed-region>
        <text:changed-region text:id="ct1364717596">
          <text:deletion>
            <office:change-info>
              <dc:creator>Ray Lischner</dc:creator>
              <dc:date>2006-09-20T14:38:00</dc:date>
            </office:change-info>
            <text:p text:style-name="Body_20_Text">compound statement</text:p>
          </text:deletion>
        </text:changed-region>
        <text:changed-region text:id="ct1364720396">
          <text:insertion>
            <office:change-info>
              <dc:creator>Ray Lischner</dc:creator>
              <dc:date>2006-09-20T14:38:00</dc:date>
            </office:change-info>
          </text:insertion>
        </text:changed-region>
        <text:changed-region text:id="ct1364718492">
          <text:insertion>
            <office:change-info>
              <dc:creator>Ray Lischner</dc:creator>
              <dc:date>2006-09-15T12:31:00</dc:date>
            </office:change-info>
          </text:insertion>
        </text:changed-region>
        <text:changed-region text:id="ct1364717820">
          <text:insertion>
            <office:change-info>
              <dc:creator>Ray Lischner</dc:creator>
              <dc:date>2006-09-20T14:24:00</dc:date>
            </office:change-info>
          </text:insertion>
        </text:changed-region>
        <text:changed-region text:id="ct1364719388">
          <text:deletion>
            <office:change-info>
              <dc:creator>Ray Lischner</dc:creator>
              <dc:date>2006-09-20T14:24:00</dc:date>
            </office:change-info>
            <text:p text:style-name="Body_20_Text">ralc</text:p>
          </text:deletion>
        </text:changed-region>
        <text:changed-region text:id="ct1364719052">
          <text:insertion>
            <office:change-info>
              <dc:creator>Ray Lischner</dc:creator>
              <dc:date>2006-09-15T12:31:00</dc:date>
            </office:change-info>
          </text:insertion>
        </text:changed-region>
        <text:changed-region text:id="ct1364719164">
          <text:deletion>
            <office:change-info>
              <dc:creator>Ray Lischner</dc:creator>
              <dc:date>2006-09-15T12:31:00</dc:date>
            </office:change-info>
            <text:p text:style-name="Body_20_Text">them</text:p>
          </text:deletion>
        </text:changed-region>
        <text:changed-region text:id="ct1235858208">
          <text:insertion>
            <office:change-info>
              <dc:creator>Ray Lischner</dc:creator>
              <dc:date>2006-09-15T12:49:00</dc:date>
            </office:change-info>
          </text:insertion>
        </text:changed-region>
        <text:changed-region text:id="ct1235858544">
          <text:deletion>
            <office:change-info>
              <dc:creator>Ray Lischner</dc:creator>
              <dc:date>2006-09-15T12:52:00</dc:date>
            </office:change-info>
            <text:p text:style-name="Body_20_Text"><text:span text:style-name="T1">You have seen declarations in </text:span><text:span text:style-name="T2">for</text:span><text:span text:style-name="T1"> loop headers before. Even though the loop header is outside the compound statement, any declaration in the header is also part of the loop body’s scope. In other words, C++ pretends you declared the loop control variable inside the compound statement’s opening curly brace</text:span></text:p>
          </text:deletion>
        </text:changed-region>
        <text:changed-region text:id="ct1235858656">
          <text:insertion>
            <office:change-info>
              <dc:creator>Ray Lischner</dc:creator>
              <dc:date>2006-09-20T14:22:00</dc:date>
            </office:change-info>
          </text:insertion>
        </text:changed-region>
        <text:changed-region text:id="ct1199406640">
          <text:deletion>
            <office:change-info>
              <dc:creator>Ray Lischner</dc:creator>
              <dc:date>2006-09-15T12:53:00</dc:date>
            </office:change-info>
            <text:p text:style-name="Body_20_Text">.</text:p>
          </text:deletion>
        </text:changed-region>
        <text:changed-region text:id="ct1199405184">
          <text:insertion>
            <office:change-info>
              <dc:creator>Ray Lischner</dc:creator>
              <dc:date>2006-09-20T14:33:00</dc:date>
            </office:change-info>
          </text:insertion>
        </text:changed-region>
        <text:changed-region text:id="ct1252218520">
          <text:deletion>
            <office:change-info>
              <dc:creator>Ray Lischner</dc:creator>
              <dc:date>2006-09-20T14:33:00</dc:date>
            </office:change-info>
            <text:p text:style-name="Body_20_Text">clar</text:p>
          </text:deletion>
        </text:changed-region>
        <text:changed-region text:id="ct1199017280">
          <text:deletion>
            <office:change-info>
              <dc:creator>Ray Lischner</dc:creator>
              <dc:date>2006-09-15T12:53:00</dc:date>
            </office:change-info>
            <text:p text:style-name="Body_20_Text">If you wanted to, you could use <text:span text:style-name="Code_20_Inline">value</text:span> </text:p>
          </text:deletion>
        </text:changed-region>
        <text:changed-region text:id="ct1199017168">
          <text:deletion>
            <office:change-info>
              <dc:creator>Ray Lischner</dc:creator>
              <dc:date>2006-09-15T12:53:00</dc:date>
            </office:change-info>
            <text:p text:style-name="Body_20_Text">inside the for loop’s header (which is just the reverse of the situation that the previous paragraph covers).</text:p>
          </text:deletion>
        </text:changed-region>
        <text:changed-region text:id="ct1199017840">
          <text:insertion>
            <office:change-info>
              <dc:creator>Ray Lischner</dc:creator>
              <dc:date>2006-09-15T12:57:00</dc:date>
            </office:change-info>
          </text:insertion>
        </text:changed-region>
        <text:changed-region text:id="ct1199016608">
          <text:insertion>
            <office:change-info>
              <dc:creator>Ray Lischner</dc:creator>
              <dc:date>2006-09-15T12:55:00</dc:date>
            </office:change-info>
          </text:insertion>
        </text:changed-region>
        <text:changed-region text:id="ct1251636900">
          <text:insertion>
            <office:change-info>
              <dc:creator>Ray Lischner</dc:creator>
              <dc:date>2006-09-15T12:56:00</dc:date>
            </office:change-info>
          </text:insertion>
        </text:changed-region>
        <text:changed-region text:id="ct1251637012">
          <text:insertion>
            <office:change-info>
              <dc:creator>Ray Lischner</dc:creator>
              <dc:date>2006-09-20T14:33:00</dc:date>
            </office:change-info>
          </text:insertion>
        </text:changed-region>
        <text:changed-region text:id="ct1251637124">
          <text:deletion>
            <office:change-info>
              <dc:creator>Ray Lischner</dc:creator>
              <dc:date>2006-09-20T14:33:00</dc:date>
            </office:change-info>
            <text:p text:style-name="Body_20_Text">clar</text:p>
          </text:deletion>
        </text:changed-region>
        <text:changed-region text:id="ct1251637236">
          <text:deletion>
            <office:change-info>
              <dc:creator>Ray Lischner</dc:creator>
              <dc:date>2006-09-15T12:55:00</dc:date>
            </office:change-info>
            <text:p text:style-name="Body_20_Text"><text:s/>Notice also, that the <text:span text:style-name="Code_20_Inline">for</text:span> iteration part contains two expressions, separated by a comma (<text:span text:style-name="Code_20_Inline">prev</text:span> <text:span text:style-name="Code_20_Inline">=</text:span> <text:span text:style-name="Code_20_Inline">iter</text:span> is one expression, and <text:span text:style-name="Code_20_Inline">++iter</text:span> is the second). You can do this in any statement, too, but the most common use for this language feature is in the iteration part of a <text:span text:style-name="Code_20_Inline">for</text:span> loop</text:p>
          </text:deletion>
        </text:changed-region>
        <text:changed-region text:id="ct1251639140">
          <text:deletion>
            <office:change-info>
              <dc:creator>Ray Lischner</dc:creator>
              <dc:date>2006-09-15T12:55:00</dc:date>
            </office:change-info>
            <text:p text:style-name="Body_20_Text">.</text:p>
          </text:deletion>
        </text:changed-region>
        <text:changed-region text:id="ct1251637348">
          <text:insertion>
            <office:change-info>
              <dc:creator>Ray Lischner</dc:creator>
              <dc:date>2006-09-20T14:34:00</dc:date>
            </office:change-info>
          </text:insertion>
        </text:changed-region>
        <text:changed-region text:id="ct1251637796">
          <text:deletion>
            <office:change-info>
              <dc:creator>Ray Lischner</dc:creator>
              <dc:date>2006-09-20T14:34:00</dc:date>
            </office:change-info>
            <text:p text:style-name="Body_20_Text">clar</text:p>
          </text:deletion>
        </text:changed-region>
        <text:changed-region text:id="ct1251635668">
          <text:insertion>
            <office:change-info>
              <dc:creator>Ray Lischner</dc:creator>
              <dc:date>2006-09-20T14:38:00</dc:date>
            </office:change-info>
          </text:insertion>
        </text:changed-region>
        <text:changed-region text:id="ct1238529136">
          <text:deletion>
            <office:change-info>
              <dc:creator>Ray Lischner</dc:creator>
              <dc:date>2006-09-20T14:38:00</dc:date>
            </office:change-info>
            <text:p text:style-name="Body_20_Text">compound statement</text:p>
          </text:deletion>
        </text:changed-region>
        <text:changed-region text:id="ct1238528128">
          <text:deletion>
            <office:change-info>
              <dc:creator>Ray Lischner</dc:creator>
              <dc:date>2006-09-20T14:34:00</dc:date>
            </office:change-info>
            <text:p text:style-name="Body_20_Text">clari</text:p>
          </text:deletion>
        </text:changed-region>
        <text:changed-region text:id="ct1238529360">
          <text:insertion>
            <office:change-info>
              <dc:creator>Ray Lischner</dc:creator>
              <dc:date>2006-09-20T14:34:00</dc:date>
            </office:change-info>
          </text:insertion>
        </text:changed-region>
        <text:changed-region text:id="ct1238529024">
          <text:deletion>
            <office:change-info>
              <dc:creator>Ray Lischner</dc:creator>
              <dc:date>2006-09-20T14:34:00</dc:date>
            </office:change-info>
            <text:p text:style-name="Body_20_Text">clar</text:p>
          </text:deletion>
        </text:changed-region>
        <text:changed-region text:id="ct1299135688">
          <text:insertion>
            <office:change-info>
              <dc:creator>Ray Lischner</dc:creator>
              <dc:date>2006-09-20T14:34:00</dc:date>
            </office:change-info>
          </text:insertion>
        </text:changed-region>
        <text:changed-region text:id="ct1236277240">
          <text:deletion>
            <office:change-info>
              <dc:creator>Ray Lischner</dc:creator>
              <dc:date>2006-09-20T14:38:00</dc:date>
            </office:change-info>
            <text:p text:style-name="Body_20_Text">compound statement</text:p>
          </text:deletion>
        </text:changed-region>
        <text:changed-region text:id="ct1236279144">
          <text:insertion>
            <office:change-info>
              <dc:creator>Ray Lischner</dc:creator>
              <dc:date>2006-09-20T14:38:00</dc:date>
            </office:change-info>
          </text:insertion>
        </text:changed-region>
        <text:changed-region text:id="ct1236277352">
          <text:deletion>
            <office:change-info>
              <dc:creator>Ray Lischner</dc:creator>
              <dc:date>2006-09-20T14:38:00</dc:date>
            </office:change-info>
            <text:p text:style-name="Body_20_Text">compound statement</text:p>
          </text:deletion>
        </text:changed-region>
        <text:changed-region text:id="ct1236276904">
          <text:insertion>
            <office:change-info>
              <dc:creator>Ray Lischner</dc:creator>
              <dc:date>2006-09-20T14:38:00</dc:date>
            </office:change-info>
          </text:insertion>
        </text:changed-region>
        <text:changed-region text:id="ct1144942956">
          <text:deletion>
            <office:change-info>
              <dc:creator>Ray Lischner</dc:creator>
              <dc:date>2006-09-20T14:34:00</dc:date>
            </office:change-info>
            <text:p text:style-name="Code_20_Caption">clara</text:p>
          </text:deletion>
        </text:changed-region>
        <text:changed-region text:id="ct1144944300">
          <text:insertion>
            <office:change-info>
              <dc:creator>Ray Lischner</dc:creator>
              <dc:date>2006-09-20T14:34:00</dc:date>
            </office:change-info>
          </text:insertion>
        </text:changed-region>
        <text:changed-region text:id="ct1144944076">
          <text:deletion>
            <office:change-info>
              <dc:creator>Ray Lischner</dc:creator>
              <dc:date>2006-09-20T14:45:00</dc:date>
            </office:change-info>
            <text:p text:style-name="Code">array</text:p>
          </text:deletion>
        </text:changed-region>
        <text:changed-region text:id="ct1144942844">
          <text:insertion>
            <office:change-info>
              <dc:creator>Ray Lischner</dc:creator>
              <dc:date>2006-09-20T14:45:00</dc:date>
            </office:change-info>
          </text:insertion>
        </text:changed-region>
        <text:changed-region text:id="ct1661507040">
          <text:deletion>
            <office:change-info>
              <dc:creator>Ray Lischner</dc:creator>
              <dc:date>2006-09-20T14:45:00</dc:date>
            </office:change-info>
            <text:p text:style-name="Code">array</text:p>
          </text:deletion>
        </text:changed-region>
        <text:changed-region text:id="ct1661958128">
          <text:insertion>
            <office:change-info>
              <dc:creator>Ray Lischner</dc:creator>
              <dc:date>2006-09-20T14:45:00</dc:date>
            </office:change-info>
          </text:insertion>
        </text:changed-region>
        <text:changed-region text:id="ct1145024348">
          <text:deletion>
            <office:change-info>
              <dc:creator>Matthew Moodie</dc:creator>
              <dc:date>2006-08-04T16:04:00</dc:date>
            </office:change-info>
            <text:p text:style-name="Body_20_Text_20_Cont">don’t </text:p>
          </text:deletion>
        </text:changed-region>
        <text:changed-region text:id="ct1251444272">
          <text:deletion>
            <office:change-info>
              <dc:creator>Ray Lischner</dc:creator>
              <dc:date>2006-09-20T14:38:00</dc:date>
            </office:change-info>
            <text:p text:style-name="Body_20_Text_20_Cont">compound statement</text:p>
          </text:deletion>
        </text:changed-region>
        <text:changed-region text:id="ct1251443152">
          <text:insertion>
            <office:change-info>
              <dc:creator>Ray Lischner</dc:creator>
              <dc:date>2006-09-20T14:38:00</dc:date>
            </office:change-info>
          </text:insertion>
        </text:changed-region>
        <text:changed-region text:id="ct1251444384">
          <text:deletion>
            <office:change-info>
              <dc:creator>Matthew Moodie</dc:creator>
              <dc:date>2006-08-04T16:04:00</dc:date>
            </office:change-info>
            <text:p text:style-name="Body_20_Text_20_Cont">often</text:p>
          </text:deletion>
        </text:changed-region>
        <text:changed-region text:id="ct1156413096">
          <text:insertion>
            <office:change-info>
              <dc:creator>Matthew Moodie</dc:creator>
              <dc:date>2006-08-04T16:04:00</dc:date>
            </office:change-info>
          </text:insertion>
        </text:changed-region>
        <text:changed-region text:id="ct1199239204">
          <text:deletion>
            <office:change-info>
              <dc:creator>Ray Lischner</dc:creator>
              <dc:date>2006-09-20T14:34:00</dc:date>
            </office:change-info>
            <text:p text:style-name="Body_20_Text_20_Cont">clar</text:p>
          </text:deletion>
        </text:changed-region>
        <text:changed-region text:id="ct1207099856">
          <text:insertion>
            <office:change-info>
              <dc:creator>Ray Lischner</dc:creator>
              <dc:date>2006-09-20T14:34:00</dc:date>
            </office:change-info>
          </text:insertion>
        </text:changed-region>
        <text:changed-region text:id="ct1262971756">
          <text:deletion>
            <office:change-info>
              <dc:creator>Ray Lischner</dc:creator>
              <dc:date>2006-09-20T14:34:00</dc:date>
            </office:change-info>
            <text:p text:style-name="Body_20_Text_20_Cont">a</text:p>
          </text:deletion>
        </text:changed-region>
        <text:changed-region text:id="ct1262970300">
          <text:deletion>
            <office:change-info>
              <dc:creator>Ray Lischner</dc:creator>
              <dc:date>2006-09-20T14:34:00</dc:date>
            </office:change-info>
            <text:p text:style-name="Heading_20_1">clara</text:p>
          </text:deletion>
        </text:changed-region>
        <text:changed-region text:id="ct1199437808">
          <text:insertion>
            <office:change-info>
              <dc:creator>Ray Lischner</dc:creator>
              <dc:date>2006-09-20T14:34:00</dc:date>
            </office:change-info>
          </text:insertion>
        </text:changed-region>
        <text:changed-region text:id="ct1273271536">
          <text:deletion>
            <office:change-info>
              <dc:creator>Ray Lischner</dc:creator>
              <dc:date>2006-09-20T14:34:00</dc:date>
            </office:change-info>
            <text:p text:style-name="Body_20_Text_20_First">clar</text:p>
          </text:deletion>
        </text:changed-region>
        <text:changed-region text:id="ct1244969160">
          <text:insertion>
            <office:change-info>
              <dc:creator>Ray Lischner</dc:creator>
              <dc:date>2006-09-20T14:34:00</dc:date>
            </office:change-info>
          </text:insertion>
        </text:changed-region>
        <text:changed-region text:id="ct1244968488">
          <text:format-change>
            <office:change-info>
              <dc:creator>Ray Lischner</dc:creator>
              <dc:date>2006-09-20T14:34:00</dc:date>
            </office:change-info>
          </text:format-change>
        </text:changed-region>
        <text:changed-region text:id="ct1251830524">
          <text:deletion>
            <office:change-info>
              <dc:creator>Ray Lischner</dc:creator>
              <dc:date>2006-09-20T14:35:00</dc:date>
            </office:change-info>
            <text:p text:style-name="Body_20_Text_20_First">clar</text:p>
          </text:deletion>
        </text:changed-region>
        <text:changed-region text:id="ct1255323768">
          <text:insertion>
            <office:change-info>
              <dc:creator>Ray Lischner</dc:creator>
              <dc:date>2006-09-20T14:35:00</dc:date>
            </office:change-info>
          </text:insertion>
        </text:changed-region>
        <text:changed-region text:id="ct1211729128">
          <text:deletion>
            <office:change-info>
              <dc:creator>Ray Lischner</dc:creator>
              <dc:date>2006-09-20T14:35:00</dc:date>
            </office:change-info>
            <text:p text:style-name="Body_20_Text_20_First"><text:span text:style-name="T3">declare</text:span></text:p>
          </text:deletion>
        </text:changed-region>
        <text:changed-region text:id="ct1211728120">
          <text:insertion>
            <office:change-info>
              <dc:creator>Ray Lischner</dc:creator>
              <dc:date>2006-09-20T14:35:00</dc:date>
            </office:change-info>
          </text:insertion>
        </text:changed-region>
        <text:changed-region text:id="ct1199017392">
          <text:insertion>
            <office:change-info>
              <dc:creator>Ray Lischner</dc:creator>
              <dc:date>2006-09-15T12:46:00</dc:date>
            </office:change-info>
          </text:insertion>
        </text:changed-region>
        <text:changed-region text:id="ct1235017236">
          <text:deletion>
            <office:change-info>
              <dc:creator>Ray Lischner</dc:creator>
              <dc:date>2006-09-15T12:45:00</dc:date>
            </office:change-info>
            <text:p text:style-name="Code">for</text:p>
          </text:deletion>
        </text:changed-region>
        <text:changed-region text:id="ct1262715912">
          <text:deletion>
            <office:change-info>
              <dc:creator>Ray Lischner</dc:creator>
              <dc:date>2006-09-15T12:46:00</dc:date>
            </office:change-info>
            <text:p text:style-name="Code">; </text:p>
          </text:deletion>
        </text:changed-region>
        <text:changed-region text:id="ct1252217960">
          <text:deletion>
            <office:change-info>
              <dc:creator>Ray Lischner</dc:creator>
              <dc:date>2006-09-15T12:46:00</dc:date>
            </office:change-info>
            <text:p text:style-name="Code">; ++i</text:p>
          </text:deletion>
        </text:changed-region>
        <text:changed-region text:id="ct1235016228">
          <text:insertion>
            <office:change-info>
              <dc:creator>Ray Lischner</dc:creator>
              <dc:date>2006-09-15T12:45:00</dc:date>
            </office:change-info>
          </text:insertion>
        </text:changed-region>
        <text:changed-region text:id="ct1252217288">
          <text:insertion>
            <office:change-info>
              <dc:creator>Matthew Moodie</dc:creator>
              <dc:date>2006-08-04T16:06:00</dc:date>
            </office:change-info>
          </text:insertion>
        </text:changed-region>
        <text:changed-region text:id="ct1235015108">
          <text:insertion>
            <office:change-info>
              <dc:creator>Matthew Moodie</dc:creator>
              <dc:date>2006-08-04T16:07:00</dc:date>
            </office:change-info>
          </text:insertion>
        </text:changed-region>
        <text:changed-region text:id="ct1199436688">
          <text:deletion>
            <office:change-info>
              <dc:creator>Ray Lischner</dc:creator>
              <dc:date>2006-09-15T12:42:00</dc:date>
            </office:change-info>
            <text:p text:style-name="P1"><text:span text:style-name="Code_20_Inline">*</text:span></text:p>
          </text:deletion>
        </text:changed-region>
        <text:changed-region text:id="ct1199437360">
          <text:insertion>
            <office:change-info>
              <dc:creator>Ray Lischner</dc:creator>
              <dc:date>2006-09-15T12:42:00</dc:date>
            </office:change-info>
          </text:insertion>
        </text:changed-region>
        <text:changed-region text:id="ct1235775496">
          <text:deletion>
            <office:change-info>
              <dc:creator>Ray Lischner</dc:creator>
              <dc:date>2006-09-15T12:42:00</dc:date>
            </office:change-info>
            <text:p text:style-name="P1"><text:span text:style-name="Code_20_Inline">*</text:span></text:p>
          </text:deletion>
        </text:changed-region>
        <text:changed-region text:id="ct1244853608">
          <text:insertion>
            <office:change-info>
              <dc:creator>Ray Lischner</dc:creator>
              <dc:date>2006-09-15T12:42:00</dc:date>
            </office:change-info>
          </text:insertion>
        </text:changed-region>
        <text:changed-region text:id="ct1303722880">
          <text:deletion>
            <office:change-info>
              <dc:creator>Ray Lischner</dc:creator>
              <dc:date>2006-09-20T14:35:00</dc:date>
            </office:change-info>
            <text:p text:style-name="P1">declare</text:p>
          </text:deletion>
        </text:changed-region>
        <text:changed-region text:id="ct1661371188">
          <text:insertion>
            <office:change-info>
              <dc:creator>Ray Lischner</dc:creator>
              <dc:date>2006-09-20T14:35:00</dc:date>
            </office:change-info>
          </text:insertion>
        </text:changed-region>
        <text:changed-region text:id="ct1247328372">
          <text:deletion>
            <office:change-info>
              <dc:creator>Ray Lischner</dc:creator>
              <dc:date>2006-10-16T10:00:00</dc:date>
            </office:change-info>
            <text:p text:style-name="P1">You now have adequate knowledge of C++</text:p>
          </text:deletion>
        </text:changed-region>
        <text:changed-region text:id="ct1247329156">
          <text:insertion>
            <office:change-info>
              <dc:creator>Ray Lischner</dc:creator>
              <dc:date>2006-10-16T10:00: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12</text:p>
      <text:p text:style-name="Chapter_20_Title">Compound Statements</text:p>
      <text:p text:style-name="Body_20_Text_20_First">You have already used compound statements in many programs (that is, lists of statements enclosed in curly braces). Now it’s time to learn some of the special rules and uses for compound statements<text:change-start text:change-id="ct1251817784"/>, also called <text:span text:style-name="T4">blocks</text:span><text:change-end text:change-id="ct1251817784"/>.</text:p>
      <text:p text:style-name="Heading_20_1">Statements</text:p>
      <text:p text:style-name="Body_20_Text_20_First">Although C++ has some hairy, scary syntax rules, the syntax for statements is downright simplistic. The C++ grammar defines most statements in terms of other statements. For example, the rule for <text:span text:style-name="Code_20_Inline">while</text:span> statements is:</text:p>
      <text:p text:style-name="Unnumbered"><text:span text:style-name="T5">while</text:span><text:span text:style-name="Default_20_Paragraph_20_Font"> </text:span><text:span text:style-name="Default_20_Paragraph_20_Font"><text:span text:style-name="T5">(</text:span></text:span><text:span text:style-name="Default_20_Paragraph_20_Font"> </text:span><text:span text:style-name="T4">condition</text:span><text:span text:style-name="T6"> </text:span><text:span text:style-name="Default_20_Paragraph_20_Font"><text:span text:style-name="T5">)</text:span></text:span><text:span text:style-name="Default_20_Paragraph_20_Font"> </text:span><text:span text:style-name="T4">statement</text:span></text:p>
      <text:p text:style-name="Body_20_Text_20_Cont"><text:span text:style-name="T5">Bold</text:span> elements are required, such as the <text:span text:style-name="Code_20_Inline">while</text:span> keyword. <text:span text:style-name="T4">Italic</text:span> elements stand for other syntax rules. As you can see, a <text:span text:style-name="Code_20_Inline">while</text:span> statement can have any statement, including another <text:span text:style-name="Code_20_Inline">while</text:span>, as the loop body.</text:p>
      <text:p text:style-name="Body_20_Text">The reason most statements appear to end with a semicolon is because the most fundamental statement in C++ is just an expression followed by a semicolon:</text:p>
      <text:p text:style-name="Unnumbered"><text:span text:style-name="T4">expression</text:span> <text:span text:style-name="T5">;</text:span></text:p>
      <text:p text:style-name="Body_20_Text_20_Cont">This kind of statement is called an <text:span text:style-name="T4">expression statement</text:span>.</text:p>
      <text:p text:style-name="Body_20_Text">I haven’t discussed the precise rules for expressions yet, but they work the way they do in most other languages,with a few differences. Most significant is that assignment is an expression in C++ (like C, Java, C#, etc., but unlike Pascal, Basic, Fortran, etc.). Consider the following:</text:p>
      <text:p text:style-name="Code_20_First">while (std::cin &gt;&gt; x)</text:p>
      <text:p text:style-name="Code_20_Last"><text:s text:c="2"/>sum = sum + x;</text:p>
      <text:p text:style-name="Body_20_Text_20_Cont">This example is a single statement, a <text:span text:style-name="Code_20_Inline">while</text:span> statement. Part of the <text:span text:style-name="Code_20_Inline">while</text:span> statement is another statement, in this case, an expression statement. The expression in the expression statement is <text:span text:style-name="Code_20_Inline">sum</text:span> <text:span text:style-name="Code_20_Inline">=</text:span> <text:span text:style-name="Code_20_Inline">sum</text:span> <text:span text:style-name="Code_20_Inline">+</text:span> <text:span text:style-name="Code_20_Inline">x</text:span>. Expressions in expression statements are often assignments or function calls, but the language permits any expression. The following, therefore, is a valid statement:</text:p>
      <text:p text:style-name="Code_20_Single">42;</text:p>
      <text:p text:style-name="P3">What do you think happens if you use that statement in a program?</text:p>
      <text:p text:style-name="Body_20_Text_20_First">~LLL</text:p>
      <text:p text:style-name="P4">Try it. What actually happens?</text:p>
      <text:p text:style-name="Body_20_Text_20_First">~LLL</text:p>
      <text:p text:style-name="Body_20_Text">Modern compilers are usually able to detect statements that serve no useful purpose, and eliminate them from the program. Typically, the compiler tells you what it’s doing, but you might need to supply an extra option to tell the compiler to be extra picky. For example, try the <text:span text:style-name="Code_20_Inline">-Wall</text:span> option for g++ or <text:span text:style-name="Code_20_Inline">/Wall</text:span> for Microsoft Visual C++. (That’s Wall as in all warnings, not Wall as in Berlin.)</text:p>
      <text:p text:style-name="Body_20_Text">The syntax rule for a compound statement is:</text:p>
      <text:p text:style-name="Unnumbered"><text:span text:style-name="T5">{</text:span> <text:span text:style-name="T4">statement</text:span>* <text:span text:style-name="Code_20_Inline">}</text:span></text:p>
      <text:p text:style-name="Body_20_Text_20_Cont">where * means zero-or-more occurrences of the preceding rule, namely, <text:span text:style-name="T4">statement</text:span>. Notice that the closing curly brace has no semicolon. <text:span text:style-name="T3">How does C++ parse the following?</text:span></text:p>
      <text:p text:style-name="Code_20_First">while (std::cin &gt;&gt; x)</text:p>
      <text:p text:style-name="Code">{</text:p>
      <text:p text:style-name="Code"><text:s text:c="4"/>sum = sum + x;</text:p>
      <text:p text:style-name="Code"><text:s text:c="4"/>++count;</text:p>
      <text:p text:style-name="Code_20_Last">}</text:p>
      <text:p text:style-name="Body_20_Text_20_First">~LLL</text:p>
      <text:p text:style-name="Body_20_Text_20_First">~LLL</text:p>
      <text:p text:style-name="Body_20_Text_20_First">~LLL</text:p>
      <text:p text:style-name="P1">Once again, you have a <text:span text:style-name="Code_20_Inline">while</text:span> statement, <text:change text:change-id="ct1251819352"/><text:change-start text:change-id="ct1251816104"/>so<text:change-end text:change-id="ct1251816104"/> the loop body must be a single statement<text:change-start text:change-id="ct1251817000"/>. In this case, the loop body is<text:change-end text:change-id="ct1251817000"/><text:change text:change-id="ct1251818680"/> a compound statement<text:hidden-text text:condition="ooow:comment == 1" text:string-value="I am not enthusiastic about this sentence. Conside rrewording, for example: 'The controlled statement that forms the body of the loop in the above code is a compound statement. " text:is-hidden="true">I am not enthusiastic about this sentence. Conside rrewording, for example: 'The controlled statement that forms the body of the loop in the above code is a compound statement. </text:hidden-text>. The compound statement consists of two <text:change-start text:change-id="ct1251817224"/>expr<text:change-end text:change-id="ct1251817224"/><text:change-start text:change-id="ct1251818232"/>ession <text:change-end text:change-id="ct1251818232"/>statements. <text:change text:change-id="ct1251816664"/>Figure 12-1 shows a tree view of the same information.</text:p>
      <text:p text:style-name="P5">Insert 7494f1201.eps</text:p>
      <text:p text:style-name="P6">Figure 12-1. Simplified parse tree for C++ statements</text:p>
      <text:p text:style-name="P1"><text:change text:change-id="ct1251818792"/><text:change-start text:change-id="ct1251819128"/>Consider<text:change-end text:change-id="ct1251819128"/> <text:change text:change-id="ct1251815432"/>the body of <text:span text:style-name="Code_20_Inline">main()</text:span><text:span text:style-name="Code_20_Inline"><text:hidden-text text:condition="ooow:comment == 1" text:string-value="where (in the following? )" text:is-hidden="true">where (in the following? )</text:hidden-text></text:span><text:change-start text:change-id="ct1251817672"/>, any <text:span text:style-name="Code_20_Inline">main()</text:span>, such as t<text:change-end text:change-id="ct1251817672"/><text:change-start text:change-id="ct1252311724"/>he one in Listing 12-1<text:change-end text:change-id="ct1252311724"/>. What do you see? That’s right, it’s a compound statement. It’s an ordinary <text:change text:change-id="ct1252314524"/><text:change-start text:change-id="ct1235852812"/>block<text:change-end text:change-id="ct1235852812"/>, and it follows the same rules as any other <text:change-start text:change-id="ct1235850236"/>block<text:change-end text:change-id="ct1235850236"/><text:change text:change-id="ct1235851468"/>. In case you were wondering, the body of <text:span text:style-name="Code_20_Inline">main()</text:span> must be a compound statement. That is one of the few places where C++ requires a specific kind of statement, instead of allowing any statement whatsoever<text:hidden-text text:condition="ooow:comment == 1" text:string-value="Yes, but it is usual to refer to these as blocks and restrict the use of compound statements to cases where they are controlled by something such as a conditional" text:is-hidden="true">Yes, but it is usual to refer to these as blocks and restrict the use of compound statements to cases where they are controlled by something such as a conditional</text:hidden-text>.</text:p>
      <text:p text:style-name="P1"><text:span text:style-name="T3">Find and fix the errors in Listing 12-1.</text:span> Locate as many errors as you can just by reading the code. When you think you found and fixed them all, try compiling and running the program.</text:p>
      <text:p text:style-name="Code_20_Caption"><text:hidden-text text:condition="ooow:" text:string-value=".cxx" text:is-hidden="true"/>Listing 12-1. Finding statement errors</text:p>
      <text:list text:style-name="L1">
        <text:list-item>
          <text:p text:style-name="P7">#include &lt;iostream&gt;</text:p>
        </text:list-item>
        <text:list-item>
          <text:p text:style-name="P8">#include &lt;ostream&gt;</text:p>
        </text:list-item>
        <text:list-item>
          <text:p text:style-name="P8">#include &lt;vector&gt;</text:p>
        </text:list-item>
        <text:list-item>
          <text:p text:style-name="P8"/>
        </text:list-item>
        <text:list-item>
          <text:p text:style-name="P8">int main()</text:p>
        </text:list-item>
        <text:list-item>
          <text:p text:style-name="P8">{</text:p>
        </text:list-item>
        <text:list-item>
          <text:p text:style-name="P8"><text:s text:c="2"/>std::vector&lt;int&gt; positive_data, negative_data;</text:p>
        </text:list-item>
        <text:list-item>
          <text:p text:style-name="P8"/>
        </text:list-item>
        <text:list-item>
          <text:p text:style-name="P8"><text:s text:c="2"/>for (int x(0); std::cin &gt;&gt; x<text:hidden-text text:condition="ooow:comment == 1" text:string-value="Personally I think that way of terminating the input loop is completely unacceptable. It would never pass a code review. Students emulate code they see in books and code that sends a stream deliberately into a fail state is problematic to say the least" text:is-hidden="true">Personally I think that way of terminating the input loop is completely unacceptable. It would never pass a code review. Students emulate code they see in books and code that sends a stream deliberately into a fail state is problematic to say the least</text:hidden-text><text:change-start text:change-id="ct1273270640"/><text:hidden-text text:condition="ooow:" text:string-value="[RL]I don’t understand your objection. I use this idiom all the time. Deliberately avoiding failbit requires an extra test for eofbit, which needlessly complicates the condition." text:is-hidden="true"/><text:change-end text:change-id="ct1273270640"/>;) {</text:p>
        </text:list-item>
        <text:list-item>
          <text:p text:style-name="P8"><text:s text:c="4"/>if (x &lt; 0);</text:p>
        </text:list-item>
        <text:list-item>
          <text:p text:style-name="P8"><text:s text:c="4"/>{</text:p>
        </text:list-item>
        <text:list-item>
          <text:p text:style-name="P8"><text:s text:c="6"/>negative_data.push_back(x)</text:p>
        </text:list-item>
        <text:list-item>
          <text:p text:style-name="P8"><text:s text:c="4"/>};</text:p>
        </text:list-item>
        <text:list-item>
          <text:p text:style-name="P8"><text:s text:c="4"/>else</text:p>
        </text:list-item>
        <text:list-item>
          <text:p text:style-name="P8"><text:s text:c="4"/>{</text:p>
        </text:list-item>
        <text:list-item>
          <text:p text:style-name="P8"><text:s text:c="6"/>positive_data.push_back(x)</text:p>
        </text:list-item>
        <text:list-item>
          <text:p text:style-name="P8"><text:s text:c="4"/>}</text:p>
        </text:list-item>
        <text:list-item>
          <text:p text:style-name="P8"><text:s text:c="2"/>};</text:p>
        </text:list-item>
        <text:list-item>
          <text:p text:style-name="P9">}</text:p>
        </text:list-item>
      </text:list>
      <text:p text:style-name="Body_20_Text_20_Cont">Record all the errors in Listing 12-1:</text:p>
      <text:p text:style-name="Body_20_Text_20_First">~LLL</text:p>
      <text:p text:style-name="Body_20_Text_20_First">~LLL</text:p>
      <text:p text:style-name="Body_20_Text_20_First">~LLL</text:p>
      <text:p text:style-name="Body_20_Text"><text:span text:style-name="T3">Did you find them all without the compiler’s help?</text:span> ~SSS</text:p>
      <text:p text:style-name="Body_20_Text">The errors are:</text:p>
      <text:list text:style-name="L2">
        <text:list-item>
          <text:p text:style-name="P10">Extra semicolon on line 10</text:p>
        </text:list-item>
        <text:list-item>
          <text:p text:style-name="P11">Extra semicolon on line 13</text:p>
        </text:list-item>
        <text:list-item>
          <text:p text:style-name="P11">Missing semicolon from the end of lines 12 and 16</text:p>
        </text:list-item>
        <text:list-item>
          <text:p text:style-name="P12">Extra semicolon on line 18</text:p>
        </text:list-item>
      </text:list>
      <text:p text:style-name="P1">For extra credit, <text:span text:style-name="T3">which errors are not syntax violations (so the compiler will not tell you about them) and do not affect the program’s behavior?</text:span></text:p>
      <text:p text:style-name="Body_20_Text_20_First">~LLL</text:p>
      <text:p text:style-name="Body_20_Text_20_First">~LLL</text:p>
      <text:p text:style-name="Body_20_Text">If you answered “the extra semicolon on line 18”, give yourself a star<text:hidden-text text:condition="ooow:comment == 1" text:string-value="No the star is for the programmer who spotted it and recognised that it was NOT an error just superfluous to requirements" text:is-hidden="true">No the star is for the programmer who spotted it and recognised that it was NOT an error just superfluous to requirements</text:hidden-text><text:change-start text:change-id="ct1244855064"/><text:hidden-text text:condition="ooow:" text:string-value="[RL]Sure, it’s an error, a programmer’s error. It is harmless to the functioning of the program, but it complicates matters for the reviewer and maintainer who must determine whether the semicolon represents an omission or a comission." text:is-hidden="true"/><text:change-end text:change-id="ct1244855064"/>. Strictly speaking, the extra semicolon represents an empty, do-nothing statement, called a <text:span text:style-name="T4">null statement</text:span>. Such a statement sometimes has a use in a loop, especially a <text:span text:style-name="Code_20_Inline">for</text:span> loop that does all its work in the loop header, leaving nothing for the loop body to do. (See an example in Listing 11-4.)</text:p>
      <text:p text:style-name="Body_20_Text">Thus, the way the compiler sees <text:change text:change-id="ct1244855400"/>line 10 is that the semicolon is the statement body for the <text:span text:style-name="Code_20_Inline">if</text:span> statement. The next statement is a compound statement<text:hidden-text text:condition="ooow:comment == 1" text:string-value="I would debate whether an illformed statement is actually a statement at all." text:is-hidden="true">I would debate whether an illformed statement is actually a statement at all.</text:hidden-text>, which is followed by an <text:span text:style-name="Code_20_Inline">else</text:span>, which has no corresponding <text:span text:style-name="Code_20_Inline">if</text:span>, hence the error. Every <text:span text:style-name="Code_20_Inline">else</text:span> must be a counterpart to an earlier <text:span text:style-name="Code_20_Inline">if</text:span> in the same statement. In other words, every <text:span text:style-name="Code_20_Inline">if</text:span> condition must be followed by exactly one statement, and then by an optional <text:span text:style-name="Code_20_Inline">else</text:span> keyword and another statement. You cannot use <text:span text:style-name="Code_20_Inline">else</text:span> in any other way.</text:p>
      <text:p text:style-name="Body_20_Text">As written, the <text:span text:style-name="Code_20_Inline">if</text:span> statement on line 10 is followed by three statements: a null statement, a compound statement, and another null statement. The solution is to delete the null statements by deleting the semicolons on line 10 and 13.</text:p>
      <text:p text:style-name="P1">The statements that make up a compound statement can be any statements, including other compound statements. The next section explains why you might want to nest a compound statement inside another compound statement.</text:p>
      <text:p text:style-name="Heading_20_1">Local De<text:change text:change-id="ct1244854728"/><text:change-start text:change-id="ct1244852824"/>fini<text:change-end text:change-id="ct1244852824"/>tions and Scope</text:p>
      <text:p text:style-name="Body_20_Text_20_First">Compound statements do more than just group multiple statements into a single statement. You can also group de<text:change text:change-id="ct1244854840"/><text:change text:change-id="ct1244856072"/><text:change-start text:change-id="ct1244853496"/>fini<text:change-end text:change-id="ct1244853496"/>tions within the <text:change text:change-id="ct1244853160"/><text:change-start text:change-id="ct1244855960"/>bloc<text:change-end text:change-id="ct1244855960"/><text:change-start text:change-id="ct1244855512"/>k<text:change-end text:change-id="ct1244855512"/>. Any variable that you de<text:change text:change-id="ct1244853384"/><text:change-start text:change-id="ct1197663344"/>fin<text:change-end text:change-id="ct1197663344"/>e in a <text:change text:change-id="ct1197663232"/><text:change-start text:change-id="ct1255324552"/>block<text:change-end text:change-id="ct1255324552"/> is visible only within the confines of the <text:change text:change-id="ct1255323656"/><text:change-start text:change-id="ct1255321640"/>block<text:change-end text:change-id="ct1255321640"/><text:hidden-text text:condition="ooow:comment == 1" text:string-value="It isn't just a matter of visibility which is a property of names but of lifetime which is a property of objects designated by such names." text:is-hidden="true">It isn't just a matter of visibility which is a property of names but of lifetime which is a property of objects designated by such names.</text:hidden-text><text:change-start text:change-id="ct1255323208"/><text:hidden-text text:condition="ooow:" text:string-value="[RL]Yes, I’m glossing over lifetime for now. The lifetime of an int is less important than scope. I’ll discuss lifetime later." text:is-hidden="true"/><text:change-end text:change-id="ct1255323208"/>. The region where you can use a variable is known as the variable’s <text:span text:style-name="T4">scope</text:span>. A good programming practice is to limit the scope to as small a region as possible. Lim<text:change-start text:change-id="ct1255323544"/>it<text:change-end text:change-id="ct1255323544"/>ing <text:change-start text:change-id="ct1255324440"/>the <text:change-end text:change-id="ct1255324440"/>scope <text:change-start text:change-id="ct1205143304"/>o<text:change-end text:change-id="ct1205143304"/><text:change-start text:change-id="ct1259804460"/>f a variable <text:change-end text:change-id="ct1259804460"/>serves <text:change text:change-id="ct1259806140"/><text:s/><text:change text:change-id="ct1259806588"/><text:change-start text:change-id="ct1259805132"/>several <text:change-end text:change-id="ct1259805132"/>purposes:</text:p>
      <text:list text:style-name="L3">
        <text:list-item>
          <text:p text:style-name="P13">Prevent<text:change-start text:change-id="ct1235591324"/>ing<text:change-end text:change-id="ct1235591324"/> mistakes. You can’t accidentally use a variable’s name outside of its scope.</text:p>
        </text:list-item>
        <text:list-item>
          <text:p text:style-name="P14">Communicat<text:change-start text:change-id="ct1235591436"/>ing<text:change-end text:change-id="ct1235591436"/><text:change text:change-id="ct1235592108"/> intent. Anyone who reads your code can tell how a variable is used. If variables are de<text:change text:change-id="ct1235592444"/><text:change-start text:change-id="ct1235593228"/>fin<text:change-end text:change-id="ct1235593228"/>ed at the broadest scope possible, whoever reads your code must spend more time and effort trying to determine where different variables are used.</text:p>
        </text:list-item>
        <text:list-item>
          <text:p text:style-name="P15">Reus<text:change-start text:change-id="ct1235593004"/>ing<text:change-end text:change-id="ct1235593004"/><text:change text:change-id="ct1235592892"/> names. How many times can you use the variable <text:span text:style-name="Code_20_Inline">i</text:span> as a loop control variable? You can use it and reuse as often as you like, provided each time you limit the variable’s scope to its loop.</text:p>
        </text:list-item>
      </text:list>
      <text:p text:style-name="Body_20_Text_20_Cont">Listing 12-2 shows some examples of local de<text:change text:change-id="ct1235591660"/><text:change-start text:change-id="ct1199436464"/>fini<text:change-end text:change-id="ct1199436464"/>tions. The <text:span text:style-name="T3">boldface</text:span> lines highlight local de<text:change text:change-id="ct1235591996"/><text:change-start text:change-id="ct1199437584"/>fini<text:change-end text:change-id="ct1199437584"/>tions.</text:p>
      <text:p text:style-name="Code_20_Caption">Listing 12-2. Local variable de<text:change text:change-id="ct1199437136"/><text:change-start text:change-id="ct1199437024"/>fini<text:change-end text:change-id="ct1199437024"/>tions</text:p>
      <text:p text:style-name="Code_20_First"><text:bookmark-start text:name="DDE_LINK1"/>#include &lt;algorithm&gt;</text:p>
      <text:p text:style-name="Code">#include &lt;cassert&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int main()</text:p>
      <text:p text:style-name="Code">{</text:p>
      <text:p text:style-name="Code_20_Bold"><text:s text:c="2"/>std::vector&lt;int&gt; data;</text:p>
      <text:p text:style-name="Code"><text:s text:c="2"/>data.insert(data.begin(), std::istream_iterator&lt;int&gt;(std::cin),</text:p>
      <text:p text:style-name="Code"><text:s text:c="28"/>std::istream_iterator&lt;int&gt;());</text:p>
      <text:p text:style-name="Code"/>
      <text:p text:style-name="Code"><text:s text:c="2"/>// Silly way to sort a<text:change text:change-id="ct1199438256"/> <text:change text:change-id="ct1199438032"/><text:change-start text:change-id="ct1199438592"/>vector<text:change-end text:change-id="ct1199438592"/>. Assume that the initial portion</text:p>
      <text:p text:style-name="Code"><text:s text:c="2"/>// of the <text:change-start text:change-id="ct1273766488"/>vector<text:change-end text:change-id="ct1273766488"/><text:change text:change-id="ct1273767944"/> has already been sorted, up to the iterator iter.</text:p>
      <text:p text:style-name="Code"><text:s text:c="2"/>// Find where *iter belongs in the already sorted portion of the <text:change-start text:change-id="ct1273769400"/>vector<text:change-end text:change-id="ct1273769400"/><text:change text:change-id="ct1273766824"/>.</text:p>
      <text:p text:style-name="Code"><text:s text:c="2"/>// Erase *iter from the <text:change text:change-id="ct1273768392"/><text:change-start text:change-id="ct1273769288"/>vector<text:change-end text:change-id="ct1273769288"/> and re-insert it at its sorted position.</text:p>
      <text:p text:style-name="Code"><text:s text:c="2"/>// Use binary search to speed up the search for the proper position.</text:p>
      <text:p text:style-name="Code"><text:s text:c="2"/>// Invariant: elements at indices [0, i) are already sorted.</text:p>
      <text:p text:style-name="Code_20_Bold"><text:s text:c="2"/>for (std::vector&lt;int&gt;::iterator iter(data.begin()); iter != data.end(); <text:change text:change-id="ct1273768952"/>)</text:p>
      <text:p text:style-name="Code"><text:s text:c="2"/>{</text:p>
      <text:p text:style-name="Code"><text:s text:c="4"/>// Find where data.at(i<text:change-start text:change-id="ct1147732544"/>ter<text:change-end text:change-id="ct1147732544"/>) belongs by calling the standard algorithm</text:p>
      <text:p text:style-name="Code"><text:s text:c="4"/>// lower_bound, which performs a binary search and returns an iterator</text:p>
      <text:p text:style-name="Code"><text:s text:c="4"/>// that points into data at a position where the value should be inserted.</text:p>
      <text:p text:style-name="Code_20_Bold"><text:s text:c="4"/>int value(*iter);</text:p>
      <text:p text:style-name="Code_20_Bold"><text:s text:c="4"/>std::vector&lt;int&gt;::iterator here(std::lower_bound(data.begin(), iter, value));</text:p>
      <text:p text:style-name="Code"><text:s text:c="4"/><text:change-start text:change-id="ct1147731984"/>iter = <text:change-end text:change-id="ct1147731984"/>data.erase(iter);</text:p>
      <text:p text:style-name="Code"><text:s text:c="4"/>data.insert(here, value);</text:p>
      <text:p text:style-name="Code"><text:s text:c="2"/>}</text:p>
      <text:p text:style-name="Code"/>
      <text:p text:style-name="Code"><text:s text:c="2"/>// Debugging code: check that the loop is actually sorted. Do this by comparing</text:p>
      <text:p text:style-name="Code"><text:s text:c="2"/>// each element with the preceding element in the vector. </text:p>
      <text:p text:style-name="Code_20_Bold"><text:s text:c="2"/>for (std::vector&lt;int&gt;::iterator iter(data.begin()), prev(data.end());</text:p>
      <text:p text:style-name="Code"><text:s text:c="7"/>iter != data.end();</text:p>
      <text:p text:style-name="Code"><text:s text:c="6"/><text:change text:change-id="ct1245383640"/>++iter)</text:p>
      <text:p text:style-name="Code"><text:s text:c="2"/>{</text:p>
      <text:p text:style-name="Code"><text:s text:c="4"/>if (prev != data.end())</text:p>
      <text:p text:style-name="Code"><text:s text:c="6"/>assert(not (*iter &lt; *prev));<text:change-start text:change-id="ct1245384312"/></text:p>
      <text:p text:style-name="Code"><text:s text:c="5"/>prev = iter;<text:change-end text:change-id="ct1245384312"/></text:p>
      <text:p text:style-name="Code"><text:s text:c="2"/>}</text:p>
      <text:p text:style-name="Code"/>
      <text:p text:style-name="Code"><text:s text:c="2"/>// Print the sorted <text:change text:change-id="ct1245381960"/><text:change-start text:change-id="ct1245383976"/>vector<text:change-end text:change-id="ct1245383976"/> all on one line. Start the line with "{" and</text:p>
      <text:p text:style-name="Code"><text:s text:c="2"/>// end it with "}". Separate elements with commas. An empty <text:change text:change-id="ct1245383192"/><text:change-start text:change-id="ct1245384200"/>vector<text:change-end text:change-id="ct1245384200"/> prints as "{ }".</text:p>
      <text:p text:style-name="Code"><text:s text:c="2"/>std::cout &lt;&lt; '{';</text:p>
      <text:p text:style-name="Code_20_Bold"><text:s text:c="2"/>std::string separator(" ");</text:p>
      <text:p text:style-name="Code_20_Bold"><text:s text:c="2"/>for (std::vector&lt;int&gt;::iterator iter(data.begin()); iter != data.end(); ++iter)</text:p>
      <text:p text:style-name="Code"><text:s text:c="2"/>{</text:p>
      <text:p text:style-name="Code"><text:s text:c="4"/>std::cout &lt;&lt; separator &lt;&lt; *iter;</text:p>
      <text:p text:style-name="Code"><text:s text:c="4"/>separator = ", ";</text:p>
      <text:p text:style-name="Code"><text:s text:c="2"/>}</text:p>
      <text:p text:style-name="Code"><text:s text:c="2"/>std::cout &lt;&lt; " }\n";</text:p>
      <text:p text:style-name="Code_20_Last">}<text:bookmark-end text:name="DDE_LINK1"/></text:p>
      <text:p text:style-name="Body_20_Text_20_Cont">Listing 12-2 has a lot of new functions and features, so let’s take it one section at a time.</text:p>
      <text:p text:style-name="Body_20_Text">The de<text:change text:change-id="ct1245382072"/><text:change-start text:change-id="ct1245382632"/>fini<text:change-end text:change-id="ct1245382632"/>tion of <text:span text:style-name="Code_20_Inline">data</text:span> is a local de<text:change text:change-id="ct1245382968"/><text:change-start text:change-id="ct1245384536"/>fini<text:change-end text:change-id="ct1245384536"/>tion in a <text:change text:change-id="ct1245380840"/><text:change-start text:change-id="ct1245384088"/>block<text:change-end text:change-id="ct1245384088"/>. True, almost all your de<text:change text:change-id="ct1245382744"/><text:change-start text:change-id="ct1245382184"/>fini<text:change-end text:change-id="ct1245382184"/>tions have been at this outermost <text:change text:change-id="ct1245382520"/>level, but a compound statement is <text:s/>a compound statement, and any de<text:change text:change-id="ct1245383080"/><text:change-start text:change-id="ct1195777464"/>fini<text:change-end text:change-id="ct1195777464"/>tion in a compound statement is a local de<text:change text:change-id="ct1195777128"/><text:change-start text:change-id="ct1661496316"/>fini<text:change-end text:change-id="ct1661496316"/>tion. That begs the question of whether you can de<text:change-start text:change-id="ct1235010784"/>fin<text:change-end text:change-id="ct1235010784"/><text:change text:change-id="ct1235012912"/>e a variable outside of a<text:change-start text:change-id="ct1364718940"/>ll<text:change-end text:change-id="ct1364718940"/><text:change text:change-id="ct1364718044"/> <text:change text:change-id="ct1364717596"/><text:change-start text:change-id="ct1364720396"/>blocks<text:change-end text:change-id="ct1364720396"/>, and the answer is, “yes, but you rarely want to.” C++ permits global variables, but no program has needed <text:change-start text:change-id="ct1364718492"/>to de<text:change-end text:change-id="ct1364718492"/><text:change-start text:change-id="ct1364717820"/>fine<text:change-end text:change-id="ct1364717820"/><text:change text:change-id="ct1364719388"/><text:change-start text:change-id="ct1364719052"/>e any<text:change-end text:change-id="ct1364719052"/><text:change text:change-id="ct1364719164"/> yet<text:hidden-text text:condition="ooow:comment == 1" text:string-value="What is std::cout and std::cin ?" text:is-hidden="true">What is std::cout and std::cin ?</text:hidden-text>. I’ll cover global variables when the time is right.</text:p>
      <text:p text:style-name="Body_20_Text"><text:change-start text:change-id="ct1235858208"/><text:span text:style-name="T1">A </text:span><text:span text:style-name="T2">for</text:span><text:span text:style-name="T1"> loop has its own special scope rules. As you know (from Exploration 7), the initialization part of a for loop can, and often does, define a loop control variable. The scope of that variable is limited to the for loop, as though the </text:span><text:span text:style-name="T2">for</text:span><text:span text:style-name="T1"> statement was enclosed in an extra set of curly braces.</text:span><text:change-end text:change-id="ct1235858208"/><text:change text:change-id="ct1235858544"/><text:hidden-text text:condition="ooow:comment == 1" text:string-value="sorry it does not. We can see the difference by using a type with an instrumented ctor and dtor. Instances defined in the controlled statement are constructed/destructed for each pass, but not those defined in the init statement. BTW you can also define a variable in the conditional, control expression but those are per iteration. Confusing? Yes but trying to simplify the rules probably does not help in the long run." text:is-hidden="true">sorry it does not. We can see the difference by using a type with an instrumented ctor and dtor. Instances defined in the controlled statement are constructed/destructed for each pass, but not those defined in the init statement. BTW you can also define a variable in the conditional, control expression but those are per iteration. Confusing? Yes but trying to simplify the rules probably does not help in the long run.</text:hidden-text><text:change-start text:change-id="ct1235858656"/><text:hidden-text text:condition="ooow:" text:string-value="[RL]Simplifying the rules does help. That is a foundation principle of this book." text:is-hidden="true"/><text:change-end text:change-id="ct1235858656"/><text:change text:change-id="ct1199406640"/></text:p>
      <text:p text:style-name="Body_20_Text">The <text:span text:style-name="Code_20_Inline">value</text:span> variable is also local to the <text:span text:style-name="Code_20_Inline">for</text:span> loop’s body. If you try to use this variable outside of the loop, the compiler issues an error message. In this case, you have no reason to use this variable outside the loop, so de<text:change-start text:change-id="ct1199405184"/>fin<text:change-end text:change-id="ct1199405184"/><text:change text:change-id="ct1252218520"/>e<text:hidden-text text:condition="ooow:comment == 1" text:string-value="/define" text:is-hidden="true">/define</text:hidden-text> the variable inside the loop. <text:change text:change-id="ct1199017280"/><text:hidden-text text:condition="ooow:comment == 1" text:string-value="If you mean what I think you do, I think you have it wrong the scope of a variable declared within a block is strictly the block. " text:is-hidden="true">If you mean what I think you do, I think you have it wrong the scope of a variable declared within a block is strictly the block. </text:hidden-text><text:change text:change-id="ct1199017168"/></text:p>
      <text:p text:style-name="Body_20_Text">The <text:span text:style-name="Code_20_Inline">lower_bound</text:span> algorithm performs a binary search, trying to find a value in a range of sorted values. It returns an iterator that points the first occurrence of the value in the range, or if the value is not found, the position where you can insert the value and keep the range in order. That is exactly what this program needs to sort the <text:span text:style-name="Code_20_Inline">data</text:span> vector.</text:p>
      <text:p text:style-name="Body_20_Text">The <text:span text:style-name="Code_20_Inline">erase</text:span> member function deletes an element from a vector, reducing the vector’s size by one. Pass an iterator to <text:span text:style-name="Code_20_Inline">erase</text:span> to designate which element to delete<text:change-start text:change-id="ct1199017840"/>, and save the return value, which is an<text:change-end text:change-id="ct1199017840"/><text:change-start text:change-id="ct1199016608"/> iterator that refers to the <text:change-end text:change-id="ct1199016608"/><text:change-start text:change-id="ct1251636900"/>new value at that position in the vector<text:change-end text:change-id="ct1251636900"/>. The <text:span text:style-name="Code_20_Inline">insert</text:span> function inserts a value (the second argument) just before the position designated by an iterator (the first argument).</text:p>
      <text:p text:style-name="Body_20_Text">You can de<text:change-start text:change-id="ct1251637012"/>fin<text:change-end text:change-id="ct1251637012"/><text:change text:change-id="ct1251637124"/>e more than one variable at a time, by separating the variables with a comma. Each variable gets its own initializer.<text:change text:change-id="ct1251637236"/><text:hidden-text text:condition="ooow:comment == 1" text:string-value="and should be used pretty sparsely even there. Newcomers tend to do too much in the parts of the for-loop" text:is-hidden="true">and should be used pretty sparsely even there. Newcomers tend to do too much in the parts of the for-loop</text:hidden-text><text:change text:change-id="ct1251639140"/></text:p>
      <text:p text:style-name="Body_20_Text">Notice how you can use and reuse and reuse the name <text:span text:style-name="Code_20_Inline">iter</text:span>. Each loop has its own, distinct variable named <text:span text:style-name="Code_20_Inline">iter</text:span>. Each <text:span text:style-name="Code_20_Inline">iter</text:span> is local to its loop. If you were to write sloppy code and fail to initialize <text:span text:style-name="Code_20_Inline">iter</text:span>, the variable’s initial value would be junk. It is not the same variable as the one de<text:change-start text:change-id="ct1251637348"/>fin<text:change-end text:change-id="ct1251637348"/><text:change text:change-id="ct1251637796"/>ed earlier in the program<text:hidden-text text:condition="ooow:comment == 1" text:string-value="trouble is that in practice the compiler almost certainly recycles the memory" text:is-hidden="true">trouble is that in practice the compiler almost certainly recycles the memory</text:hidden-text>, so it’s value is not the same as the old value of the old variable.</text:p>
      <text:p text:style-name="Body_20_Text">The <text:span text:style-name="Code_20_Inline">separator</text:span> variable holds a separator string to print between elements when printing the vector. It, too, is a local variable, but local to the <text:span text:style-name="Code_20_Inline">main</text:span> program’s <text:change-start text:change-id="ct1251635668"/>block<text:change-end text:change-id="ct1251635668"/><text:change text:change-id="ct1238529136"/><text:hidden-text text:condition="ooow:comment == 1" text:string-value="the more often I read this where the idiomatic term is block or body the more it grates." text:is-hidden="true">the more often I read this where the idiomatic term is block or body the more it grates.</text:hidden-text>. By de<text:change text:change-id="ct1238528128"/><text:change-start text:change-id="ct1238529360"/>fin<text:change-end text:change-id="ct1238529360"/>ng it just before it is used, however, you communicate the message that this variable is not needed earlier in <text:span text:style-name="Code_20_Inline">main</text:span>. It helps prevent mistakes that can arise if you reuse a variable from one part of <text:span text:style-name="Code_20_Inline">main</text:span> in another part.</text:p>
      <text:p text:style-name="Body_20_Text">Another way you can help limit the scope of variable such as <text:span text:style-name="Code_20_Inline">separator</text:span> is to de<text:change text:change-id="ct1238529024"/><text:change-start text:change-id="ct1299135688"/>fin<text:change-end text:change-id="ct1299135688"/>e it in a <text:change text:change-id="ct1236277240"/><text:change-start text:change-id="ct1236279144"/>block<text:change-end text:change-id="ct1236279144"/> within a <text:change text:change-id="ct1236277352"/><text:change-start text:change-id="ct1236276904"/>block<text:change-end text:change-id="ct1236276904"/>, as shown in Listing 12-3. (This version of the program replaces the loops with calls to standard algorithms, which is a better way to write C++ programs when you are not trying to make a point.)</text:p>
      <text:p text:style-name="Code_20_Caption">Listing 12-3. Local variable de<text:change text:change-id="ct1144942956"/><text:change-start text:change-id="ct1144944300"/>fini<text:change-end text:change-id="ct1144944300"/>tions</text:p>
      <text:p text:style-name="Code_20_First">#include &lt;algorithm&gt;</text:p>
      <text:p text:style-name="Code">#include &lt;cassert&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int main()</text:p>
      <text:p text:style-name="Code">{</text:p>
      <text:p text:style-name="Code_20_Bold"><text:s text:c="2"/>std::vector&lt;int&gt; data;</text:p>
      <text:p text:style-name="Code"><text:s text:c="2"/>data.insert(data.begin(), std::istream_iterator&lt;int&gt;(std::cin),</text:p>
      <text:p text:style-name="Code"><text:s text:c="28"/>std::istream_iterator&lt;int&gt;());</text:p>
      <text:p text:style-name="Code"/>
      <text:p text:style-name="Code"><text:s text:c="2"/>std::sort(data.begin(), data.end());</text:p>
      <text:p text:style-name="Code"/>
      <text:p text:style-name="Code"><text:s text:c="2"/>{</text:p>
      <text:p text:style-name="Code"><text:s text:c="4"/>// Print the sorted <text:change text:change-id="ct1144944076"/><text:change-start text:change-id="ct1144942844"/>vector<text:change-end text:change-id="ct1144942844"/> all on one line. Start the line with "{" and</text:p>
      <text:p text:style-name="Code"><text:s text:c="4"/>// end it with "}". Separate elements with commas. An empty <text:change text:change-id="ct1661507040"/><text:change-start text:change-id="ct1661958128"/>vector<text:change-end text:change-id="ct1661958128"/> prints</text:p>
      <text:p text:style-name="Code"><text:s text:c="4"/>// as "{ }".</text:p>
      <text:p text:style-name="Code"><text:s text:c="4"/>std::cout &lt;&lt; '{';</text:p>
      <text:p text:style-name="Code_20_Bold"><text:s text:c="4"/>std::string separator(" ");</text:p>
      <text:p text:style-name="Code_20_Bold"><text:s text:c="4"/>for (std::vector&lt;int&gt;::iterator iter(data.begin()); iter != data.end(); ++iter)</text:p>
      <text:p text:style-name="Code"><text:s text:c="4"/>{</text:p>
      <text:p text:style-name="Code"><text:s text:c="6"/>std::cout &lt;&lt; separator &lt;&lt; *iter;</text:p>
      <text:p text:style-name="Code"><text:s text:c="6"/>separator = ", ";</text:p>
      <text:p text:style-name="Code"><text:s text:c="4"/>}</text:p>
      <text:p text:style-name="Code"><text:s text:c="4"/>std::cout &lt;&lt; " }\n";</text:p>
      <text:p text:style-name="Code"><text:s text:c="2"/>}</text:p>
      <text:p text:style-name="Code"><text:s text:c="2"/>// Cannot use separator out here.</text:p>
      <text:p text:style-name="Code_20_Last">}</text:p>
      <text:p text:style-name="Body_20_Text_20_Cont">Most C++ programmers <text:change text:change-id="ct1145024348"/>nest <text:change text:change-id="ct1251444272"/><text:change-start text:change-id="ct1251443152"/>block<text:change-end text:change-id="ct1251443152"/>s <text:change text:change-id="ct1251444384"/><text:change-start text:change-id="ct1156413096"/>infrequently<text:change-end text:change-id="ct1156413096"/>. Later in the book, you’ll learn a better way to structure your programs to take advantage of local de<text:change text:change-id="ct1199239204"/><text:change-start text:change-id="ct1207099856"/>fini<text:change-end text:change-id="ct1207099856"/><text:change text:change-id="ct1262971756"/>tions without making your <text:span text:style-name="Code_20_Inline">main</text:span> program look so cluttered.</text:p>
      <text:p text:style-name="Heading_20_1">De<text:change text:change-id="ct1262970300"/><text:change-start text:change-id="ct1199437808"/>fini<text:change-end text:change-id="ct1199437808"/>tions in for Loop Headers</text:p>
      <text:p text:style-name="Body_20_Text_20_First">What if you did not de<text:change text:change-id="ct1273271536"/><text:change-start text:change-id="ct1244969160"/>fin<text:change-end text:change-id="ct1244969160"/>e loop control variables inside the <text:change-start text:change-id="ct1244968488"/><text:span text:style-name="Code_20_Inline">for</text:span><text:change-end text:change-id="ct1244968488"/> loop header, but de<text:change text:change-id="ct1251830524"/><text:change-start text:change-id="ct1255323768"/>fin<text:change-end text:change-id="ct1255323768"/>ed them outside the loop, instead? Try it. <text:span text:style-name="T3">Rewrite Listing 12-2 so you don’t </text:span><text:change text:change-id="ct1211729128"/><text:change-start text:change-id="ct1211728120"/><text:span text:style-name="T7">define</text:span><text:change-end text:change-id="ct1211728120"/><text:span text:style-name="T3"> any variables in the for loop headers.</text:span></text:p>
      <text:p text:style-name="P1">What do you think? <text:span text:style-name="T3">Does the new code look better or worse than the original?</text:span> ~SSS <text:span text:style-name="T3">Why?</text:span></text:p>
      <text:p text:style-name="Body_20_Text_20_First">~LLL</text:p>
      <text:p text:style-name="Body_20_Text_20_First">~LLL</text:p>
      <text:p text:style-name="Body_20_Text_20_First">~LLL</text:p>
      <text:p text:style-name="P1">Personally, I find <text:span text:style-name="Code_20_Inline">for</text:span> loops can get cluttered very easily. Nonetheless, keeping loop control variables local to the loop is critical for clarity and code comprehension. When faced with a large, unknown program, one of the difficulties you face in understanding that program is knowing when and how variables can take on new values. If a variable is local to loop, you know the variable cannot be modified outside the loop. That is valuable information. If you still need convincing, try reading and understanding Listing 12-4.</text:p>
      <text:p text:style-name="Code_20_Caption">Listing 12-4. Mystery function</text:p>
      <text:p text:style-name="Code_20_First"><text:bookmark-start text:name="DDE_LINK3"/>#include &lt;algorithm&gt;</text:p>
      <text:p text:style-name="Code">#include &lt;cassert&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int main()</text:p>
      <text:p text:style-name="Code">{</text:p>
      <text:p text:style-name="Code"><text:s text:c="2"/>int v;</text:p>
      <text:p text:style-name="Code"><text:s text:c="2"/>std::vector&lt;int&gt; data;</text:p>
      <text:p text:style-name="Code"><text:s text:c="2"/>std::vector&lt;int&gt;::iterator i, p;</text:p>
      <text:p text:style-name="Code"><text:s text:c="2"/>std::string s;</text:p>
      <text:p text:style-name="Code"/>
      <text:p text:style-name="Code"><text:s text:c="2"/>std::copy(std::istream_iterator&lt;int&gt;(std::cin),</text:p>
      <text:p text:style-name="Code"><text:s text:c="12"/>std::istream_iterator&lt;int&gt;(),</text:p>
      <text:p text:style-name="Code"><text:s text:c="12"/>std::back_inserter(data));</text:p>
      <text:p text:style-name="Code"><text:s text:c="2"/>i = data.begin();</text:p>
      <text:p text:style-name="Code"/>
      <text:p text:style-name="Code"><text:s text:c="2"/><text:change-start text:change-id="ct1199017392"/>while<text:change-end text:change-id="ct1199017392"/><text:change text:change-id="ct1235017236"/> (<text:change text:change-id="ct1262715912"/>i != data.end()<text:change text:change-id="ct1252217960"/>)</text:p>
      <text:p text:style-name="Code"><text:s text:c="2"/>{</text:p>
      <text:p text:style-name="Code"><text:s text:c="4"/>v = *i;</text:p>
      <text:p text:style-name="Code"><text:s text:c="4"/>p = std::lower_bound(data.begin(), i, v);</text:p>
      <text:p text:style-name="Code"><text:s text:c="4"/><text:change-start text:change-id="ct1235016228"/>i = <text:change-end text:change-id="ct1235016228"/>data.erase(i);</text:p>
      <text:p text:style-name="Code"><text:s text:c="4"/>data.insert(p, v);</text:p>
      <text:p text:style-name="Code"><text:s text:c="2"/>}</text:p>
      <text:p text:style-name="Code"/>
      <text:p text:style-name="Code"><text:s text:c="2"/>s = " ";</text:p>
      <text:p text:style-name="Code"><text:s text:c="2"/>for (p = i, i = data.begin(); i != data.end(); p = i, ++i)</text:p>
      <text:p text:style-name="Code"><text:s text:c="2"/>{</text:p>
      <text:p text:style-name="Code"><text:s text:c="4"/>if (p != data.end())</text:p>
      <text:p text:style-name="Code"><text:s text:c="6"/>assert(not (*i &lt; *p));</text:p>
      <text:p text:style-name="Code"><text:s text:c="2"/>}</text:p>
      <text:p text:style-name="Code"/>
      <text:p text:style-name="Code"><text:s text:c="2"/>std::cout &lt;&lt; '{';</text:p>
      <text:p text:style-name="Code"><text:s text:c="2"/>for (i = data.begin(); i != data.end(); ++i)</text:p>
      <text:p text:style-name="Code"><text:s text:c="2"/>{</text:p>
      <text:p text:style-name="Code"><text:s text:c="4"/>v = *p;</text:p>
      <text:p text:style-name="Code"><text:s text:c="4"/>std::cout &lt;&lt; s &lt;&lt; v;</text:p>
      <text:p text:style-name="Code"><text:s text:c="4"/>s = ", ";</text:p>
      <text:p text:style-name="Code"><text:s text:c="2"/>}</text:p>
      <text:p text:style-name="Code"><text:s text:c="2"/>std::cout &lt;&lt; " }\n";</text:p>
      <text:p text:style-name="Code_20_Last">}<text:bookmark-end text:name="DDE_LINK3"/></text:p>
      <text:p text:style-name="P1">Well, that wasn’t too hard, was it? After all, you recently finished reading Listing 12-2, so you can see that Listing 12-4 is <text:change-start text:change-id="ct1252217288"/>intended to do <text:change-end text:change-id="ct1252217288"/>the same thing<text:hidden-text text:condition="ooow:comment == 1" text:string-value="There is the issue of erase invalidating iterators. So strictly speaking your code has a nasty case of undefined behaviour" text:is-hidden="true">There is the issue of erase invalidating iterators. So strictly speaking your code has a nasty case of undefined behaviour</text:hidden-text>, but <text:change-start text:change-id="ct1235015108"/>is <text:change-end text:change-id="ct1235015108"/>reorganized slightly. But the difficulty is keeping track of the values of <text:span text:style-name="Code_20_Inline">p</text:span> and <text:span text:style-name="Code_20_Inline">i</text:span>, and ensuring that they have the correct value at each step of the program. Try compiling and running the program. <text:span text:style-name="T3">Record your observations:</text:span></text:p>
      <text:p text:style-name="Body_20_Text_20_First">~LLL</text:p>
      <text:p text:style-name="Body_20_Text_20_First">~LLL</text:p>
      <text:p text:style-name="Body_20_Text_20_First">~LLL</text:p>
      <text:p text:style-name="P4">What went wrong?</text:p>
      <text:p text:style-name="Body_20_Text_20_First">~LLL</text:p>
      <text:p text:style-name="Body_20_Text_20_First">~LLL</text:p>
      <text:p text:style-name="Body_20_Text_20_First">~LLL</text:p>
      <text:p text:style-name="P1">I made a mistake and wrote <text:change text:change-id="ct1199436688"/><text:span text:style-name="Code_20_Inline">v</text:span> <text:span text:style-name="Code_20_Inline">=</text:span> <text:change-start text:change-id="ct1199437360"/><text:span text:style-name="Code_20_Inline">*</text:span><text:change-end text:change-id="ct1199437360"/><text:span text:style-name="Code_20_Inline">p</text:span> instead of <text:change text:change-id="ct1235775496"/><text:span text:style-name="Code_20_Inline">v</text:span> <text:span text:style-name="Code_20_Inline">=</text:span> <text:change-start text:change-id="ct1244853608"/><text:span text:style-name="Code_20_Inline">*</text:span><text:change-end text:change-id="ct1244853608"/><text:span text:style-name="Code_20_Inline">i</text:span><text:span text:style-name="Code_20_Inline"><text:hidden-text text:condition="ooow:comment == 1" text:string-value="No you didn't. neither of those expressions occur in the source code. you meant v = *p and v = *i" text:is-hidden="true">No you didn't. neither of those expressions occur in the source code. you meant v = *p and v = *i</text:hidden-text></text:span>. Congratulations if you spotted this error before you ran the program. If variables had been properly <text:change text:change-id="ct1303722880"/><text:change-start text:change-id="ct1661371188"/><text:span text:style-name="T8">define</text:span><text:change-end text:change-id="ct1661371188"/>d local to their respective scopes, this error could never have occurred.</text:p>
      <text:p text:style-name="P1"><text:change text:change-id="ct1247328372"/><text:change-start text:change-id="ct1247329156"/>It’s almost time<text:change-end text:change-id="ct1247329156"/> to start exploring programs that actually do something useful. First, however, you need to learn about a useful data structure, called a <text:span text:style-name="Code_20_Inline">map</text:span>, which is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2 - Compound Statements</dc:title>
    <dc:subject>Exploring C++</dc:subject>
    <meta:initial-creator>Ray Lischner</meta:initial-creator>
    <meta:creation-date>2006-03-30T10:01:31</meta:creation-date>
    <dc:creator>Ray Lischner</dc:creator>
    <dc:date>2006-10-16T10:00:35</dc:date>
    <dc:language>en-US</dc:language>
    <meta:editing-cycles>83</meta:editing-cycles>
    <meta:editing-duration>P2DT2H46M40S</meta:editing-duration>
    <meta:user-defined meta:name="codex-configfile">apress-cpp-dox.xml</meta:user-defined>
    <meta:user-defined meta:name="codex-chapter-number">12</meta:user-defined>
    <meta:user-defined meta:name="codex-doxygen"/>
    <meta:user-defined meta:name="Info 4"/>
    <meta:document-statistic meta:table-count="0" meta:image-count="0" meta:object-count="0" meta:page-count="9" meta:paragraph-count="301" meta:word-count="2693" meta:character-count="16317"/>
  </office:meta>
</office:document-meta>
</file>